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7.81pt"/>
    </style:style>
    <style:style style:name="co3" style:family="table-column">
      <style:table-column-properties fo:break-before="auto" style:column-width="165.91pt"/>
    </style:style>
    <style:style style:name="co4" style:family="table-column">
      <style:table-column-properties fo:break-before="auto" style:column-width="123pt"/>
    </style:style>
    <style:style style:name="co5" style:family="table-column">
      <style:table-column-properties fo:break-before="auto" style:column-width="116.65pt"/>
    </style:style>
    <style:style style:name="co6" style:family="table-column">
      <style:table-column-properties fo:break-before="auto" style:column-width="146.04pt"/>
    </style:style>
    <style:style style:name="co7" style:family="table-column">
      <style:table-column-properties fo:break-before="auto" style:column-width="179.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ver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2777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2777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emme/Vrouw&quot;;&quot;Homme/Man&quot;;&quot;X&quot;;&quot;Pas une personne/Geen persoon&quot;)" table:allow-empty-cell="true" table:display-list="unsorted" table:base-cell-address="evere.F1"/>
      </table:content-validations>
      <table:table table:name="ever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 de rue</text:p>
          </table:table-cell>
          <table:table-cell table:style-name="ce1" office:value-type="string" calcext:value-type="string">
            <text:p>straatnaam</text:p>
          </table:table-cell>
          <table:table-cell table:style-name="ce1" office:value-type="string" calcext:value-type="string">
            <text:p>wikidata (personne/persoon)</text:p>
          </table:table-cell>
          <table:table-cell table:style-name="ce1" table:content-validation-name="val1" office:value-type="string" calcext:value-type="string">
            <text:p>Genre/Gender</text:p>
          </table:table-cell>
          <table:table-cell table:style-name="ce1" office:value-type="string" calcext:value-type="string">
            <text:p>Link Wikipedia (si pas Wikidata/Indien geen Wikidata</text:p>
          </table:table-cell>
          <table:table-cell table:style-name="ce1" office:value-type="string" calcext:value-type="string">
            <text:p>Note/Nota</text:p>
          </table:table-cell>
          <table:table-cell table:style-name="ce1" office:value-type="string" calcext:value-type="string">
            <text:p>OpenStreetMap</text:p>
          </table:table-cell>
          <table:table-cell table:style-name="ce11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62244" calcext:value-type="float">
            <text:p>2962244</text:p>
          </table:table-cell>
          <table:table-cell table:style-name="ce2" office:value-type="string" calcext:value-type="string">
            <text:p>Chaussée de Louvain</text:p>
          </table:table-cell>
          <table:table-cell table:style-name="ce2" office:value-type="string" calcext:value-type="string">
            <text:p>Leuvensesteenweg</text:p>
          </table:table-cell>
          <table:table-cell table:style-name="ce2" office:value-type="string" calcext:value-type="string">
            <text:p>Q118958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8" table:formula="of:=CONCATENATE(&quot;https://osm.org/&quot;;[.A2];&quot;/&quot;;[.B2])" office:value-type="string" office:string-value="https://osm.org/relation/2962244" calcext:value-type="string">
            <text:p>https://osm.org/relation/2962244</text:p>
          </table:table-cell>
          <table:table-cell table:style-name="ce6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62815" calcext:value-type="float">
            <text:p>2962815</text:p>
          </table:table-cell>
          <table:table-cell table:style-name="ce2" office:value-type="string" calcext:value-type="string">
            <text:p>Chaussée de Louvain</text:p>
          </table:table-cell>
          <table:table-cell table:style-name="ce2" office:value-type="string" calcext:value-type="string">
            <text:p>Leuvensesteenweg</text:p>
          </table:table-cell>
          <table:table-cell table:style-name="ce2" office:value-type="string" calcext:value-type="string">
            <text:p>Q118958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6" table:number-columns-repeated="2"/>
          <table:table-cell table:style-name="ce8" table:formula="of:=CONCATENATE(&quot;https://osm.org/&quot;;[.A3];&quot;/&quot;;[.B3])" office:value-type="string" office:string-value="https://osm.org/relation/2962815" calcext:value-type="string">
            <text:p>https://osm.org/relation/2962815</text:p>
          </table:table-cell>
          <table:table-cell table:style-name="ce6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65602" calcext:value-type="float">
            <text:p>3065602</text:p>
          </table:table-cell>
          <table:table-cell table:style-name="ce3" office:value-type="string" calcext:value-type="string">
            <text:p>Rue Walckiers</text:p>
          </table:table-cell>
          <table:table-cell table:style-name="ce3" office:value-type="string" calcext:value-type="string">
            <text:p>Walckiersstraat</text:p>
          </table:table-cell>
          <table:table-cell table:style-name="ce3" office:value-type="string" calcext:value-type="string">
            <text:p>-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3" office:value-type="string" calcext:value-type="string">
            <text:p>Pas de Wikipedia/Wikidata</text:p>
          </table:table-cell>
          <table:table-cell/>
          <table:table-cell table:style-name="ce9" table:formula="of:=CONCATENATE(&quot;https://osm.org/&quot;;[.A4];&quot;/&quot;;[.B4])" office:value-type="string" office:string-value="https://osm.org/relation/3065602" calcext:value-type="string">
            <text:p>https://osm.org/relation/30656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6222" calcext:value-type="float">
            <text:p>3066222</text:p>
          </table:table-cell>
          <table:table-cell table:style-name="ce2" office:value-type="string" calcext:value-type="string">
            <text:p>Rue Guido Gezelle</text:p>
          </table:table-cell>
          <table:table-cell table:style-name="ce2" office:value-type="string" calcext:value-type="string">
            <text:p>Guido Gezellestraat</text:p>
          </table:table-cell>
          <table:table-cell table:style-name="ce2" office:value-type="string" calcext:value-type="string">
            <text:p>Q33697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table:number-columns-repeated="2"/>
          <table:table-cell table:style-name="ce8" table:formula="of:=CONCATENATE(&quot;https://osm.org/&quot;;[.A5];&quot;/&quot;;[.B5])" office:value-type="string" office:string-value="https://osm.org/relation/3066222" calcext:value-type="string">
            <text:p>https://osm.org/relation/3066222</text:p>
          </table:table-cell>
          <table:table-cell table:style-name="ce6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1142" calcext:value-type="float">
            <text:p>3071142</text:p>
          </table:table-cell>
          <table:table-cell table:style-name="ce2" office:value-type="string" calcext:value-type="string">
            <text:p>Rue Stijn Streuvels</text:p>
          </table:table-cell>
          <table:table-cell table:style-name="ce2" office:value-type="string" calcext:value-type="string">
            <text:p>Stijn Streuvelsstraat</text:p>
          </table:table-cell>
          <table:table-cell table:style-name="ce2" office:value-type="string" calcext:value-type="string">
            <text:p>Q17566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table:number-columns-repeated="2"/>
          <table:table-cell table:style-name="ce8" table:formula="of:=CONCATENATE(&quot;https://osm.org/&quot;;[.A6];&quot;/&quot;;[.B6])" office:value-type="string" office:string-value="https://osm.org/relation/3071142" calcext:value-type="string">
            <text:p>https://osm.org/relation/3071142</text:p>
          </table:table-cell>
          <table:table-cell table:style-name="ce6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3452" calcext:value-type="float">
            <text:p>3073452</text:p>
          </table:table-cell>
          <table:table-cell table:style-name="ce2" office:value-type="string" calcext:value-type="string">
            <text:p>Rue Joseph Wauters</text:p>
          </table:table-cell>
          <table:table-cell table:style-name="ce2" office:value-type="string" calcext:value-type="string">
            <text:p>Joseph Wautersstraat</text:p>
          </table:table-cell>
          <table:table-cell table:style-name="ce2" office:value-type="string" calcext:value-type="string">
            <text:p>Q58578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table:number-columns-repeated="2"/>
          <table:table-cell table:style-name="ce8" table:formula="of:=CONCATENATE(&quot;https://osm.org/&quot;;[.A7];&quot;/&quot;;[.B7])" office:value-type="string" office:string-value="https://osm.org/relation/3073452" calcext:value-type="string">
            <text:p>https://osm.org/relation/3073452</text:p>
          </table:table-cell>
          <table:table-cell table:style-name="ce6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73518" calcext:value-type="float">
            <text:p>3073518</text:p>
          </table:table-cell>
          <table:table-cell table:style-name="ce3" office:value-type="string" calcext:value-type="string">
            <text:p>Avenue Charles Gilisquet</text:p>
          </table:table-cell>
          <table:table-cell table:style-name="ce3" office:value-type="string" calcext:value-type="string">
            <text:p>Charles Gilisquetlaan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 table:style-name="ce3" office:value-type="string" calcext:value-type="string">
            <text:p>pas de wikipedia</text:p>
            <text:p/>
          </table:table-cell>
          <table:table-cell table:style-name="ce3" office:value-type="string" calcext:value-type="string">
            <text:p>industriel Charles Gilisquet (Malèves-Sainte-Marie-Wastines, 1853 - Schaerbeek, 1903), ancien échevin schaerbeekois.</text:p>
          </table:table-cell>
          <table:table-cell table:style-name="ce9" table:formula="of:=CONCATENATE(&quot;https://osm.org/&quot;;[.A8];&quot;/&quot;;[.B8])" office:value-type="string" office:string-value="https://osm.org/relation/3073518" calcext:value-type="string">
            <text:p>https://osm.org/relation/307351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73519" calcext:value-type="float">
            <text:p>3073519</text:p>
          </table:table-cell>
          <table:table-cell table:style-name="ce3" office:value-type="string" calcext:value-type="string">
            <text:p>Rue Adolphe Marbotin</text:p>
          </table:table-cell>
          <table:table-cell table:style-name="ce3" office:value-type="string" calcext:value-type="string">
            <text:p>Adolphe Marbotinstraat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 table:style-name="ce3" office:value-type="string" calcext:value-type="string">
            <text:p>pas de wikidedia-wikidata</text:p>
            <text:p/>
          </table:table-cell>
          <table:table-cell table:style-name="ce3" office:value-type="string" calcext:value-type="string">
            <text:p>ancien échevin de Schaerbeek, Adolphe Marbotin (Ename, le 16 juin 1847 - Schaerbeek, le 8 octobre 1915).</text:p>
          </table:table-cell>
          <table:table-cell table:style-name="ce9" table:formula="of:=CONCATENATE(&quot;https://osm.org/&quot;;[.A9];&quot;/&quot;;[.B9])" office:value-type="string" office:string-value="https://osm.org/relation/3073519" calcext:value-type="string">
            <text:p>https://osm.org/relation/307351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73908" calcext:value-type="float">
            <text:p>3073908</text:p>
          </table:table-cell>
          <table:table-cell table:style-name="ce3" office:value-type="string" calcext:value-type="string">
            <text:p>Rue du Tilleul</text:p>
          </table:table-cell>
          <table:table-cell table:style-name="ce3" office:value-type="string" calcext:value-type="string">
            <text:p>Linde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0];&quot;/&quot;;[.B10])" office:value-type="string" office:string-value="https://osm.org/relation/3073908" calcext:value-type="string">
            <text:p>https://osm.org/relation/30739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4786" calcext:value-type="float">
            <text:p>3074786</text:p>
          </table:table-cell>
          <table:table-cell table:style-name="ce2" office:value-type="string" calcext:value-type="string">
            <text:p>Rue Paul Leduc</text:p>
          </table:table-cell>
          <table:table-cell table:style-name="ce2" office:value-type="string" calcext:value-type="string">
            <text:p>Paul Leducstraat</text:p>
          </table:table-cell>
          <table:table-cell table:style-name="ce2" office:value-type="string" calcext:value-type="string">
            <text:p>Q337166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table:number-columns-repeated="2"/>
          <table:table-cell table:style-name="ce8" table:formula="of:=CONCATENATE(&quot;https://osm.org/&quot;;[.A11];&quot;/&quot;;[.B11])" office:value-type="string" office:string-value="https://osm.org/relation/3074786" calcext:value-type="string">
            <text:p>https://osm.org/relation/3074786</text:p>
          </table:table-cell>
          <table:table-cell table:style-name="ce6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4796" calcext:value-type="float">
            <text:p>3074796</text:p>
          </table:table-cell>
          <table:table-cell table:style-name="ce2" office:value-type="string" calcext:value-type="string">
            <text:p>Boulevard Léopold III</text:p>
          </table:table-cell>
          <table:table-cell table:style-name="ce2" office:value-type="string" calcext:value-type="string">
            <text:p>Leopold III-laan</text:p>
          </table:table-cell>
          <table:table-cell table:style-name="ce2" office:value-type="string" calcext:value-type="string">
            <text:p>Q1297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table:number-columns-repeated="2"/>
          <table:table-cell table:style-name="ce8" table:formula="of:=CONCATENATE(&quot;https://osm.org/&quot;;[.A12];&quot;/&quot;;[.B12])" office:value-type="string" office:string-value="https://osm.org/relation/3074796" calcext:value-type="string">
            <text:p>https://osm.org/relation/3074796</text:p>
          </table:table-cell>
          <table:table-cell table:style-name="ce6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7239" calcext:value-type="float">
            <text:p>3077239</text:p>
          </table:table-cell>
          <table:table-cell table:style-name="ce2" office:value-type="string" calcext:value-type="string">
            <text:p>Boulevard Général Wahis</text:p>
          </table:table-cell>
          <table:table-cell table:style-name="ce2" office:value-type="string" calcext:value-type="string">
            <text:p>Generaal Wahislaan</text:p>
          </table:table-cell>
          <table:table-cell table:style-name="ce2" office:value-type="string" calcext:value-type="string">
            <text:p>Q352670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table:number-columns-repeated="2"/>
          <table:table-cell table:style-name="ce8" table:formula="of:=CONCATENATE(&quot;https://osm.org/&quot;;[.A13];&quot;/&quot;;[.B13])" office:value-type="string" office:string-value="https://osm.org/relation/3077239" calcext:value-type="string">
            <text:p>https://osm.org/relation/3077239</text:p>
          </table:table-cell>
          <table:table-cell table:style-name="ce6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77297" calcext:value-type="float">
            <text:p>3077297</text:p>
          </table:table-cell>
          <table:table-cell table:style-name="ce3" office:value-type="string" calcext:value-type="string">
            <text:p>Rue Colonel Bourg</text:p>
          </table:table-cell>
          <table:table-cell table:style-name="ce3" office:value-type="string" calcext:value-type="string">
            <text:p>Kolonel Bourgstraat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 table:style-name="ce3" office:value-type="string" calcext:value-type="string">
            <text:p>pas de wikidata-wikipedia</text:p>
          </table:table-cell>
          <table:table-cell table:style-name="ce3" office:value-type="string" calcext:value-type="string">
            <text:p>colonel WOI</text:p>
          </table:table-cell>
          <table:table-cell table:style-name="ce9" table:formula="of:=CONCATENATE(&quot;https://osm.org/&quot;;[.A14];&quot;/&quot;;[.B14])" office:value-type="string" office:string-value="https://osm.org/relation/3077297" calcext:value-type="string">
            <text:p>https://osm.org/relation/307729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77312" calcext:value-type="float">
            <text:p>3077312</text:p>
          </table:table-cell>
          <table:table-cell table:style-name="ce3" office:value-type="string" calcext:value-type="string">
            <text:p>Avenue Léon Grosjean</text:p>
          </table:table-cell>
          <table:table-cell table:style-name="ce3" office:value-type="string" calcext:value-type="string">
            <text:p>Léon Grosjeanlaan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 table:style-name="ce3" office:value-type="string" calcext:value-type="string">
            <text:p>geen info</text:p>
            <text:p/>
          </table:table-cell>
          <table:table-cell table:style-name="ce3" office:value-type="string" calcext:value-type="string">
            <text:p>ik vind niets</text:p>
          </table:table-cell>
          <table:table-cell table:style-name="ce9" table:formula="of:=CONCATENATE(&quot;https://osm.org/&quot;;[.A15];&quot;/&quot;;[.B15])" office:value-type="string" office:string-value="https://osm.org/relation/3077312" calcext:value-type="string">
            <text:p>https://osm.org/relation/30773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7326" calcext:value-type="float">
            <text:p>3077326</text:p>
          </table:table-cell>
          <table:table-cell table:style-name="ce2" office:value-type="string" calcext:value-type="string">
            <text:p>Rue Hugo Verriest</text:p>
          </table:table-cell>
          <table:table-cell table:style-name="ce2" office:value-type="string" calcext:value-type="string">
            <text:p>Hugo Verrieststraat</text:p>
          </table:table-cell>
          <table:table-cell table:style-name="ce2" office:value-type="string" calcext:value-type="string">
            <text:p>Q98144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table:number-columns-repeated="2"/>
          <table:table-cell table:style-name="ce8" table:formula="of:=CONCATENATE(&quot;https://osm.org/&quot;;[.A16];&quot;/&quot;;[.B16])" office:value-type="string" office:string-value="https://osm.org/relation/3077326" calcext:value-type="string">
            <text:p>https://osm.org/relation/3077326</text:p>
          </table:table-cell>
          <table:table-cell table:style-name="ce6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77328" calcext:value-type="float">
            <text:p>3077328</text:p>
          </table:table-cell>
          <table:table-cell table:style-name="ce3" office:value-type="string" calcext:value-type="string">
            <text:p>Clos de l'Argilière</text:p>
          </table:table-cell>
          <table:table-cell table:style-name="ce3" office:value-type="string" calcext:value-type="string">
            <text:p>Kleigroevegaarde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7];&quot;/&quot;;[.B17])" office:value-type="string" office:string-value="https://osm.org/relation/3077328" calcext:value-type="string">
            <text:p>https://osm.org/relation/307732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77335" calcext:value-type="float">
            <text:p>3077335</text:p>
          </table:table-cell>
          <table:table-cell table:style-name="ce3" office:value-type="string" calcext:value-type="string">
            <text:p>Avenue du V-Day</text:p>
          </table:table-cell>
          <table:table-cell table:style-name="ce3" office:value-type="string" calcext:value-type="string">
            <text:p>V-Day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8];&quot;/&quot;;[.B18])" office:value-type="string" office:string-value="https://osm.org/relation/3077335" calcext:value-type="string">
            <text:p>https://osm.org/relation/307733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77373" calcext:value-type="float">
            <text:p>3077373</text:p>
          </table:table-cell>
          <table:table-cell table:style-name="ce3" office:value-type="string" calcext:value-type="string">
            <text:p>Rue du Maquis</text:p>
          </table:table-cell>
          <table:table-cell table:style-name="ce3" office:value-type="string" calcext:value-type="string">
            <text:p>Maquis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9];&quot;/&quot;;[.B19])" office:value-type="string" office:string-value="https://osm.org/relation/3077373" calcext:value-type="string">
            <text:p>https://osm.org/relation/307737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77385" calcext:value-type="float">
            <text:p>3077385</text:p>
          </table:table-cell>
          <table:table-cell table:style-name="ce3" office:value-type="string" calcext:value-type="string">
            <text:p>Avenue Léonard Mommaerts</text:p>
          </table:table-cell>
          <table:table-cell table:style-name="ce3" office:value-type="string" calcext:value-type="string">
            <text:p>Léonard Mommaertslaan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 table:style-name="ce3" office:value-type="string" calcext:value-type="string">
            <text:p>geen info</text:p>
          </table:table-cell>
          <table:table-cell table:style-name="ce3" office:value-type="string" calcext:value-type="string">
            <text:p>ik vind niets</text:p>
          </table:table-cell>
          <table:table-cell table:style-name="ce9" table:formula="of:=CONCATENATE(&quot;https://osm.org/&quot;;[.A20];&quot;/&quot;;[.B20])" office:value-type="string" office:string-value="https://osm.org/relation/3077385" calcext:value-type="string">
            <text:p>https://osm.org/relation/307738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5171" calcext:value-type="float">
            <text:p>3085171</text:p>
          </table:table-cell>
          <table:table-cell table:style-name="ce3" office:value-type="string" calcext:value-type="string">
            <text:p>Rue du Dix-sept avril</text:p>
          </table:table-cell>
          <table:table-cell table:style-name="ce3" office:value-type="string" calcext:value-type="string">
            <text:p>Zeventien april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1];&quot;/&quot;;[.B21])" office:value-type="string" office:string-value="https://osm.org/relation/3085171" calcext:value-type="string">
            <text:p>https://osm.org/relation/308517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5176" calcext:value-type="float">
            <text:p>3085176</text:p>
          </table:table-cell>
          <table:table-cell table:style-name="ce3" office:value-type="string" calcext:value-type="string">
            <text:p>Rue Guillaume Van Laethem</text:p>
          </table:table-cell>
          <table:table-cell table:style-name="ce3" office:value-type="string" calcext:value-type="string">
            <text:p>Guillaume Van Laethemstraat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 table:style-name="ce3" office:value-type="string" calcext:value-type="string">
            <text:p>geen info</text:p>
          </table:table-cell>
          <table:table-cell table:style-name="ce3" office:value-type="string" calcext:value-type="string">
            <text:p>ik vind niets</text:p>
          </table:table-cell>
          <table:table-cell table:style-name="ce9" table:formula="of:=CONCATENATE(&quot;https://osm.org/&quot;;[.A22];&quot;/&quot;;[.B22])" office:value-type="string" office:string-value="https://osm.org/relation/3085176" calcext:value-type="string">
            <text:p>https://osm.org/relation/308517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5201" calcext:value-type="float">
            <text:p>3085201</text:p>
          </table:table-cell>
          <table:table-cell table:style-name="ce3" office:value-type="string" calcext:value-type="string">
            <text:p>Rue Saint-Joseph</text:p>
          </table:table-cell>
          <table:table-cell table:style-name="ce3" office:value-type="string" calcext:value-type="string">
            <text:p>Sint Jozefstraat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/>
          <table:table-cell table:style-name="ce3" office:value-type="string" calcext:value-type="string">
            <text:p>niet duidelijk over welke jozef het gaat</text:p>
          </table:table-cell>
          <table:table-cell table:style-name="ce9" table:formula="of:=CONCATENATE(&quot;https://osm.org/&quot;;[.A23];&quot;/&quot;;[.B23])" office:value-type="string" office:string-value="https://osm.org/relation/3085201" calcext:value-type="string">
            <text:p>https://osm.org/relation/308520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5205" calcext:value-type="float">
            <text:p>3085205</text:p>
          </table:table-cell>
          <table:table-cell table:style-name="ce3" office:value-type="string" calcext:value-type="string">
            <text:p>Place Jean de Paduwa</text:p>
          </table:table-cell>
          <table:table-cell table:style-name="ce3" office:value-type="string" calcext:value-type="string">
            <text:p>Jean de Paduwaplein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 table:style-name="ce3" office:value-type="string" calcext:value-type="string">
            <text:p>geen info</text:p>
          </table:table-cell>
          <table:table-cell table:style-name="ce3" office:value-type="string" calcext:value-type="string">
            <text:p>ik vind niets</text:p>
          </table:table-cell>
          <table:table-cell table:style-name="ce9" table:formula="of:=CONCATENATE(&quot;https://osm.org/&quot;;[.A24];&quot;/&quot;;[.B24])" office:value-type="string" office:string-value="https://osm.org/relation/3085205" calcext:value-type="string">
            <text:p>https://osm.org/relation/308520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5216" calcext:value-type="float">
            <text:p>3085216</text:p>
          </table:table-cell>
          <table:table-cell table:style-name="ce3" office:value-type="string" calcext:value-type="string">
            <text:p>Rue Georges De Lombaerde</text:p>
          </table:table-cell>
          <table:table-cell table:style-name="ce3" office:value-type="string" calcext:value-type="string">
            <text:p>Georges De Lombaerdestraat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 table:style-name="ce3" office:value-type="string" calcext:value-type="string">
            <text:p>geen info</text:p>
          </table:table-cell>
          <table:table-cell table:style-name="ce3" office:value-type="string" calcext:value-type="string">
            <text:p>ik vind niets</text:p>
            <text:p/>
          </table:table-cell>
          <table:table-cell table:style-name="ce9" table:formula="of:=CONCATENATE(&quot;https://osm.org/&quot;;[.A25];&quot;/&quot;;[.B25])" office:value-type="string" office:string-value="https://osm.org/relation/3085216" calcext:value-type="string">
            <text:p>https://osm.org/relation/308521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5254" calcext:value-type="float">
            <text:p>3085254</text:p>
          </table:table-cell>
          <table:table-cell table:style-name="ce3" office:value-type="string" calcext:value-type="string">
            <text:p>Avenue des Communautés</text:p>
          </table:table-cell>
          <table:table-cell table:style-name="ce3" office:value-type="string" calcext:value-type="string">
            <text:p>Gemeenschappen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6];&quot;/&quot;;[.B26])" office:value-type="string" office:string-value="https://osm.org/relation/3085254" calcext:value-type="string">
            <text:p>https://osm.org/relation/308525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5270" calcext:value-type="float">
            <text:p>3085270</text:p>
          </table:table-cell>
          <table:table-cell table:style-name="ce3" office:value-type="string" calcext:value-type="string">
            <text:p>Rue des Deux Maisons</text:p>
          </table:table-cell>
          <table:table-cell table:style-name="ce3" office:value-type="string" calcext:value-type="string">
            <text:p>Twee Huizen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7];&quot;/&quot;;[.B27])" office:value-type="string" office:string-value="https://osm.org/relation/3085270" calcext:value-type="string">
            <text:p>https://osm.org/relation/30852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6187" calcext:value-type="float">
            <text:p>3086187</text:p>
          </table:table-cell>
          <table:table-cell table:style-name="ce2" office:value-type="string" calcext:value-type="string">
            <text:p>Avenue Cicéron</text:p>
          </table:table-cell>
          <table:table-cell table:style-name="ce2" office:value-type="string" calcext:value-type="string">
            <text:p>Cicerolaan</text:p>
          </table:table-cell>
          <table:table-cell table:style-name="ce2" office:value-type="string" calcext:value-type="string">
            <text:p>Q154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table:number-columns-repeated="2"/>
          <table:table-cell table:style-name="ce8" table:formula="of:=CONCATENATE(&quot;https://osm.org/&quot;;[.A28];&quot;/&quot;;[.B28])" office:value-type="string" office:string-value="https://osm.org/relation/3086187" calcext:value-type="string">
            <text:p>https://osm.org/relation/3086187</text:p>
          </table:table-cell>
          <table:table-cell table:style-name="ce6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6191" calcext:value-type="float">
            <text:p>3086191</text:p>
          </table:table-cell>
          <table:table-cell table:style-name="ce2" office:value-type="string" calcext:value-type="string">
            <text:p>Avenue Platon</text:p>
          </table:table-cell>
          <table:table-cell table:style-name="ce2" office:value-type="string" calcext:value-type="string">
            <text:p>Platolaan</text:p>
          </table:table-cell>
          <table:table-cell table:style-name="ce2" office:value-type="string" calcext:value-type="string">
            <text:p>Q85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table:number-columns-repeated="2"/>
          <table:table-cell table:style-name="ce8" table:formula="of:=CONCATENATE(&quot;https://osm.org/&quot;;[.A29];&quot;/&quot;;[.B29])" office:value-type="string" office:string-value="https://osm.org/relation/3086191" calcext:value-type="string">
            <text:p>https://osm.org/relation/3086191</text:p>
          </table:table-cell>
          <table:table-cell table:style-name="ce6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6192" calcext:value-type="float">
            <text:p>3086192</text:p>
          </table:table-cell>
          <table:table-cell table:style-name="ce3" office:value-type="string" calcext:value-type="string">
            <text:p>Avenue François Villon</text:p>
          </table:table-cell>
          <table:table-cell table:style-name="ce3" office:value-type="string" calcext:value-type="string">
            <text:p>François Villonlaan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/>
          <table:table-cell table:style-name="ce3" office:value-type="string" calcext:value-type="string">
            <text:p>Q849, not sure if it is him</text:p>
          </table:table-cell>
          <table:table-cell table:style-name="ce9" table:formula="of:=CONCATENATE(&quot;https://osm.org/&quot;;[.A30];&quot;/&quot;;[.B30])" office:value-type="string" office:string-value="https://osm.org/relation/3086192" calcext:value-type="string">
            <text:p>https://osm.org/relation/30861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6200" calcext:value-type="float">
            <text:p>3086200</text:p>
          </table:table-cell>
          <table:table-cell table:style-name="ce2" office:value-type="string" calcext:value-type="string">
            <text:p>Avenue A. Vermeylen</text:p>
          </table:table-cell>
          <table:table-cell table:style-name="ce2" office:value-type="string" calcext:value-type="string">
            <text:p>A. Vermeylenlaan</text:p>
          </table:table-cell>
          <table:table-cell table:style-name="ce2" office:value-type="string" calcext:value-type="string">
            <text:p>Q76437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table:number-columns-repeated="2"/>
          <table:table-cell table:style-name="ce8" table:formula="of:=CONCATENATE(&quot;https://osm.org/&quot;;[.A31];&quot;/&quot;;[.B31])" office:value-type="string" office:string-value="https://osm.org/relation/3086200" calcext:value-type="string">
            <text:p>https://osm.org/relation/3086200</text:p>
          </table:table-cell>
          <table:table-cell table:style-name="ce6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6205" calcext:value-type="float">
            <text:p>3086205</text:p>
          </table:table-cell>
          <table:table-cell table:style-name="ce3" office:value-type="string" calcext:value-type="string">
            <text:p>Clos des Lauriers Roses</text:p>
          </table:table-cell>
          <table:table-cell table:style-name="ce3" office:value-type="string" calcext:value-type="string">
            <text:p>Oleandergaard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2];&quot;/&quot;;[.B32])" office:value-type="string" office:string-value="https://osm.org/relation/3086205" calcext:value-type="string">
            <text:p>https://osm.org/relation/308620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6248" calcext:value-type="float">
            <text:p>3086248</text:p>
          </table:table-cell>
          <table:table-cell table:style-name="ce3" office:value-type="string" calcext:value-type="string">
            <text:p>Avenue du Gibet</text:p>
          </table:table-cell>
          <table:table-cell table:style-name="ce3" office:value-type="string" calcext:value-type="string">
            <text:p>Galge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3];&quot;/&quot;;[.B33])" office:value-type="string" office:string-value="https://osm.org/relation/3086248" calcext:value-type="string">
            <text:p>https://osm.org/relation/308624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6251" calcext:value-type="float">
            <text:p>3086251</text:p>
          </table:table-cell>
          <table:table-cell table:style-name="ce3" office:value-type="string" calcext:value-type="string">
            <text:p>Clos des Diablotins</text:p>
          </table:table-cell>
          <table:table-cell table:style-name="ce3" office:value-type="string" calcext:value-type="string">
            <text:p>Duiveltjesgaarde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4];&quot;/&quot;;[.B34])" office:value-type="string" office:string-value="https://osm.org/relation/3086251" calcext:value-type="string">
            <text:p>https://osm.org/relation/308625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6638" calcext:value-type="float">
            <text:p>3086638</text:p>
          </table:table-cell>
          <table:table-cell table:style-name="ce3" office:value-type="string" calcext:value-type="string">
            <text:p>Avenue Franz Guillaume</text:p>
          </table:table-cell>
          <table:table-cell table:style-name="ce3" office:value-type="string" calcext:value-type="string">
            <text:p>Franz Guillaumelaan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 table:style-name="ce3" office:value-type="string" calcext:value-type="string">
            <text:p>geen info</text:p>
          </table:table-cell>
          <table:table-cell table:style-name="ce3" office:value-type="string" calcext:value-type="string">
            <text:p>burgemeester</text:p>
          </table:table-cell>
          <table:table-cell table:style-name="ce9" table:formula="of:=CONCATENATE(&quot;https://osm.org/&quot;;[.A35];&quot;/&quot;;[.B35])" office:value-type="string" office:string-value="https://osm.org/relation/3086638" calcext:value-type="string">
            <text:p>https://osm.org/relation/308663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6665" calcext:value-type="float">
            <text:p>3086665</text:p>
          </table:table-cell>
          <table:table-cell table:style-name="ce3" office:value-type="string" calcext:value-type="string">
            <text:p>Avenue du Cimetière de Bruxelles</text:p>
          </table:table-cell>
          <table:table-cell table:style-name="ce3" office:value-type="string" calcext:value-type="string">
            <text:p>Kerkhof van Brussel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6];&quot;/&quot;;[.B36])" office:value-type="string" office:string-value="https://osm.org/relation/3086665" calcext:value-type="string">
            <text:p>https://osm.org/relation/308666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6680" calcext:value-type="float">
            <text:p>3086680</text:p>
          </table:table-cell>
          <table:table-cell table:style-name="ce3" office:value-type="string" calcext:value-type="string">
            <text:p>Rue de Zaventem</text:p>
          </table:table-cell>
          <table:table-cell table:style-name="ce3" office:value-type="string" calcext:value-type="string">
            <text:p>Zaventem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7];&quot;/&quot;;[.B37])" office:value-type="string" office:string-value="https://osm.org/relation/3086680" calcext:value-type="string">
            <text:p>https://osm.org/relation/308668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6685" calcext:value-type="float">
            <text:p>3086685</text:p>
          </table:table-cell>
          <table:table-cell table:style-name="ce3" office:value-type="string" calcext:value-type="string">
            <text:p>Avenue Artémis</text:p>
          </table:table-cell>
          <table:table-cell table:style-name="ce3" office:value-type="string" calcext:value-type="string">
            <text:p>Artemis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8];&quot;/&quot;;[.B38])" office:value-type="string" office:string-value="https://osm.org/relation/3086685" calcext:value-type="string">
            <text:p>https://osm.org/relation/30866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6694" calcext:value-type="float">
            <text:p>3086694</text:p>
          </table:table-cell>
          <table:table-cell table:style-name="ce2" office:value-type="string" calcext:value-type="string">
            <text:p>Avenue Henry Dunant</text:p>
          </table:table-cell>
          <table:table-cell table:style-name="ce2" office:value-type="string" calcext:value-type="string">
            <text:p>Henry Dunantlaan</text:p>
          </table:table-cell>
          <table:table-cell table:style-name="ce2" office:value-type="string" calcext:value-type="string">
            <text:p>Q1209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table:number-columns-repeated="2"/>
          <table:table-cell table:style-name="ce8" table:formula="of:=CONCATENATE(&quot;https://osm.org/&quot;;[.A39];&quot;/&quot;;[.B39])" office:value-type="string" office:string-value="https://osm.org/relation/3086694" calcext:value-type="string">
            <text:p>https://osm.org/relation/3086694</text:p>
          </table:table-cell>
          <table:table-cell table:style-name="ce6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6730" calcext:value-type="float">
            <text:p>3086730</text:p>
          </table:table-cell>
          <table:table-cell table:style-name="ce3" office:value-type="string" calcext:value-type="string">
            <text:p>Avenue des Anciens Combattants</text:p>
          </table:table-cell>
          <table:table-cell table:style-name="ce3" office:value-type="string" calcext:value-type="string">
            <text:p>Oud-Strijders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0];&quot;/&quot;;[.B40])" office:value-type="string" office:string-value="https://osm.org/relation/3086730" calcext:value-type="string">
            <text:p>https://osm.org/relation/308673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6740" calcext:value-type="float">
            <text:p>3086740</text:p>
          </table:table-cell>
          <table:table-cell table:style-name="ce3" office:value-type="string" calcext:value-type="string">
            <text:p>Avenue de la Béatitude</text:p>
          </table:table-cell>
          <table:table-cell table:style-name="ce3" office:value-type="string" calcext:value-type="string">
            <text:p>Gelukzaligheids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1];&quot;/&quot;;[.B41])" office:value-type="string" office:string-value="https://osm.org/relation/3086740" calcext:value-type="string">
            <text:p>https://osm.org/relation/308674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6742" calcext:value-type="float">
            <text:p>3086742</text:p>
          </table:table-cell>
          <table:table-cell table:style-name="ce3" office:value-type="string" calcext:value-type="string">
            <text:p>Avenue de la Quiétude</text:p>
          </table:table-cell>
          <table:table-cell table:style-name="ce3" office:value-type="string" calcext:value-type="string">
            <text:p>Gemoedsrust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2];&quot;/&quot;;[.B42])" office:value-type="string" office:string-value="https://osm.org/relation/3086742" calcext:value-type="string">
            <text:p>https://osm.org/relation/308674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6745" calcext:value-type="float">
            <text:p>3086745</text:p>
          </table:table-cell>
          <table:table-cell table:style-name="ce3" office:value-type="string" calcext:value-type="string">
            <text:p>Avenue des Désirs</text:p>
          </table:table-cell>
          <table:table-cell table:style-name="ce3" office:value-type="string" calcext:value-type="string">
            <text:p>Begeerten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3];&quot;/&quot;;[.B43])" office:value-type="string" office:string-value="https://osm.org/relation/3086745" calcext:value-type="string">
            <text:p>https://osm.org/relation/308674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8062" calcext:value-type="float">
            <text:p>3088062</text:p>
          </table:table-cell>
          <table:table-cell table:style-name="ce3" office:value-type="string" calcext:value-type="string">
            <text:p>Avenue de l'Optimisme</text:p>
          </table:table-cell>
          <table:table-cell table:style-name="ce3" office:value-type="string" calcext:value-type="string">
            <text:p>Optimisme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4];&quot;/&quot;;[.B44])" office:value-type="string" office:string-value="https://osm.org/relation/3088062" calcext:value-type="string">
            <text:p>https://osm.org/relation/308806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8065" calcext:value-type="float">
            <text:p>3088065</text:p>
          </table:table-cell>
          <table:table-cell table:style-name="ce3" office:value-type="string" calcext:value-type="string">
            <text:p>Avenue du Destrier</text:p>
          </table:table-cell>
          <table:table-cell table:style-name="ce3" office:value-type="string" calcext:value-type="string">
            <text:p>Strijdros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5];&quot;/&quot;;[.B45])" office:value-type="string" office:string-value="https://osm.org/relation/3088065" calcext:value-type="string">
            <text:p>https://osm.org/relation/308806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8066" calcext:value-type="float">
            <text:p>3088066</text:p>
          </table:table-cell>
          <table:table-cell table:style-name="ce3" office:value-type="string" calcext:value-type="string">
            <text:p>Avenue du Harnois</text:p>
          </table:table-cell>
          <table:table-cell table:style-name="ce3" office:value-type="string" calcext:value-type="string">
            <text:p>Wapenrusting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6];&quot;/&quot;;[.B46])" office:value-type="string" office:string-value="https://osm.org/relation/3088066" calcext:value-type="string">
            <text:p>https://osm.org/relation/308806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8072" calcext:value-type="float">
            <text:p>3088072</text:p>
          </table:table-cell>
          <table:table-cell table:style-name="ce3" office:value-type="string" calcext:value-type="string">
            <text:p>Mail de la Haquenée</text:p>
          </table:table-cell>
          <table:table-cell table:style-name="ce3" office:value-type="string" calcext:value-type="string">
            <text:p>Hakkeneidreef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7];&quot;/&quot;;[.B47])" office:value-type="string" office:string-value="https://osm.org/relation/3088072" calcext:value-type="string">
            <text:p>https://osm.org/relation/308807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8073" calcext:value-type="float">
            <text:p>3088073</text:p>
          </table:table-cell>
          <table:table-cell table:style-name="ce3" office:value-type="string" calcext:value-type="string">
            <text:p>Avenue du Pennon</text:p>
          </table:table-cell>
          <table:table-cell table:style-name="ce3" office:value-type="string" calcext:value-type="string">
            <text:p>Riddervaan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8];&quot;/&quot;;[.B48])" office:value-type="string" office:string-value="https://osm.org/relation/3088073" calcext:value-type="string">
            <text:p>https://osm.org/relation/308807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8074" calcext:value-type="float">
            <text:p>3088074</text:p>
          </table:table-cell>
          <table:table-cell table:style-name="ce3" office:value-type="string" calcext:value-type="string">
            <text:p>Avenue de l'Écu</text:p>
          </table:table-cell>
          <table:table-cell table:style-name="ce3" office:value-type="string" calcext:value-type="string">
            <text:p>Schild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9];&quot;/&quot;;[.B49])" office:value-type="string" office:string-value="https://osm.org/relation/3088074" calcext:value-type="string">
            <text:p>https://osm.org/relation/308807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8080" calcext:value-type="float">
            <text:p>3088080</text:p>
          </table:table-cell>
          <table:table-cell table:style-name="ce3" office:value-type="string" calcext:value-type="string">
            <text:p>Avenue de la Hallebarde</text:p>
          </table:table-cell>
          <table:table-cell table:style-name="ce3" office:value-type="string" calcext:value-type="string">
            <text:p>Hellebaard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50];&quot;/&quot;;[.B50])" office:value-type="string" office:string-value="https://osm.org/relation/3088080" calcext:value-type="string">
            <text:p>https://osm.org/relation/308808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8081" calcext:value-type="float">
            <text:p>3088081</text:p>
          </table:table-cell>
          <table:table-cell table:style-name="ce3" office:value-type="string" calcext:value-type="string">
            <text:p>Allée de la Parade</text:p>
          </table:table-cell>
          <table:table-cell table:style-name="ce3" office:value-type="string" calcext:value-type="string">
            <text:p>Paradewandeldreef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51];&quot;/&quot;;[.B51])" office:value-type="string" office:string-value="https://osm.org/relation/3088081" calcext:value-type="string">
            <text:p>https://osm.org/relation/308808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8082" calcext:value-type="float">
            <text:p>3088082</text:p>
          </table:table-cell>
          <table:table-cell table:style-name="ce3" office:value-type="string" calcext:value-type="string">
            <text:p>Avenue de la Chevauchée</text:p>
          </table:table-cell>
          <table:table-cell table:style-name="ce3" office:value-type="string" calcext:value-type="string">
            <text:p>Rit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52];&quot;/&quot;;[.B52])" office:value-type="string" office:string-value="https://osm.org/relation/3088082" calcext:value-type="string">
            <text:p>https://osm.org/relation/308808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8084" calcext:value-type="float">
            <text:p>3088084</text:p>
          </table:table-cell>
          <table:table-cell table:style-name="ce3" office:value-type="string" calcext:value-type="string">
            <text:p>Avenue du Fléau d'Armes</text:p>
          </table:table-cell>
          <table:table-cell table:style-name="ce3" office:value-type="string" calcext:value-type="string">
            <text:p>Strijdvlegel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53];&quot;/&quot;;[.B53])" office:value-type="string" office:string-value="https://osm.org/relation/3088084" calcext:value-type="string">
            <text:p>https://osm.org/relation/308808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8085" calcext:value-type="float">
            <text:p>3088085</text:p>
          </table:table-cell>
          <table:table-cell table:style-name="ce3" office:value-type="string" calcext:value-type="string">
            <text:p>Clos de la Pastourelle</text:p>
          </table:table-cell>
          <table:table-cell table:style-name="ce3" office:value-type="string" calcext:value-type="string">
            <text:p>Herdersliedgaarde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54];&quot;/&quot;;[.B54])" office:value-type="string" office:string-value="https://osm.org/relation/3088085" calcext:value-type="string">
            <text:p>https://osm.org/relation/308808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8089" calcext:value-type="float">
            <text:p>3088089</text:p>
          </table:table-cell>
          <table:table-cell table:style-name="ce3" office:value-type="string" calcext:value-type="string">
            <text:p>Clos de la Ballade</text:p>
          </table:table-cell>
          <table:table-cell table:style-name="ce3" office:value-type="string" calcext:value-type="string">
            <text:p>Balladegaarde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55];&quot;/&quot;;[.B55])" office:value-type="string" office:string-value="https://osm.org/relation/3088089" calcext:value-type="string">
            <text:p>https://osm.org/relation/308808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8090" calcext:value-type="float">
            <text:p>3088090</text:p>
          </table:table-cell>
          <table:table-cell table:style-name="ce3" office:value-type="string" calcext:value-type="string">
            <text:p>Avenue du Tornooiveld</text:p>
          </table:table-cell>
          <table:table-cell table:style-name="ce3" office:value-type="string" calcext:value-type="string">
            <text:p>Tornooiveld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56];&quot;/&quot;;[.B56])" office:value-type="string" office:string-value="https://osm.org/relation/3088090" calcext:value-type="string">
            <text:p>https://osm.org/relation/308809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8093" calcext:value-type="float">
            <text:p>3088093</text:p>
          </table:table-cell>
          <table:table-cell table:style-name="ce3" office:value-type="string" calcext:value-type="string">
            <text:p>Avenue de l'Armet</text:p>
          </table:table-cell>
          <table:table-cell table:style-name="ce3" office:value-type="string" calcext:value-type="string">
            <text:p>Stormhelm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57];&quot;/&quot;;[.B57])" office:value-type="string" office:string-value="https://osm.org/relation/3088093" calcext:value-type="string">
            <text:p>https://osm.org/relation/308809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8094" calcext:value-type="float">
            <text:p>3088094</text:p>
          </table:table-cell>
          <table:table-cell table:style-name="ce3" office:value-type="string" calcext:value-type="string">
            <text:p>Avenue de la Lance</text:p>
          </table:table-cell>
          <table:table-cell table:style-name="ce3" office:value-type="string" calcext:value-type="string">
            <text:p>Lans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58];&quot;/&quot;;[.B58])" office:value-type="string" office:string-value="https://osm.org/relation/3088094" calcext:value-type="string">
            <text:p>https://osm.org/relation/308809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8107" calcext:value-type="float">
            <text:p>3088107</text:p>
          </table:table-cell>
          <table:table-cell table:style-name="ce3" office:value-type="string" calcext:value-type="string">
            <text:p>Rue de Genève</text:p>
          </table:table-cell>
          <table:table-cell table:style-name="ce3" office:value-type="string" calcext:value-type="string">
            <text:p>Genève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59];&quot;/&quot;;[.B59])" office:value-type="string" office:string-value="https://osm.org/relation/3088107" calcext:value-type="string">
            <text:p>https://osm.org/relation/308810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8441" calcext:value-type="float">
            <text:p>3088441</text:p>
          </table:table-cell>
          <table:table-cell table:style-name="ce3" office:value-type="string" calcext:value-type="string">
            <text:p>Avenue du Frioul</text:p>
          </table:table-cell>
          <table:table-cell table:style-name="ce3" office:value-type="string" calcext:value-type="string">
            <text:p>Friuli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60];&quot;/&quot;;[.B60])" office:value-type="string" office:string-value="https://osm.org/relation/3088441" calcext:value-type="string">
            <text:p>https://osm.org/relation/308844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8442" calcext:value-type="float">
            <text:p>3088442</text:p>
          </table:table-cell>
          <table:table-cell table:style-name="ce3" office:value-type="string" calcext:value-type="string">
            <text:p>Avenue de l'Andalousie</text:p>
          </table:table-cell>
          <table:table-cell table:style-name="ce3" office:value-type="string" calcext:value-type="string">
            <text:p>Andalusië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61];&quot;/&quot;;[.B61])" office:value-type="string" office:string-value="https://osm.org/relation/3088442" calcext:value-type="string">
            <text:p>https://osm.org/relation/308844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8446" calcext:value-type="float">
            <text:p>3088446</text:p>
          </table:table-cell>
          <table:table-cell table:style-name="ce3" office:value-type="string" calcext:value-type="string">
            <text:p>Chemin du Connemara</text:p>
          </table:table-cell>
          <table:table-cell table:style-name="ce3" office:value-type="string" calcext:value-type="string">
            <text:p>Connemaraweg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62];&quot;/&quot;;[.B62])" office:value-type="string" office:string-value="https://osm.org/relation/3088446" calcext:value-type="string">
            <text:p>https://osm.org/relation/308844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8523" calcext:value-type="float">
            <text:p>3088523</text:p>
          </table:table-cell>
          <table:table-cell table:style-name="ce3" office:value-type="string" calcext:value-type="string">
            <text:p>Rue du Kent</text:p>
          </table:table-cell>
          <table:table-cell table:style-name="ce3" office:value-type="string" calcext:value-type="string">
            <text:p>Kent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63];&quot;/&quot;;[.B63])" office:value-type="string" office:string-value="https://osm.org/relation/3088523" calcext:value-type="string">
            <text:p>https://osm.org/relation/308852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8554" calcext:value-type="float">
            <text:p>3088554</text:p>
          </table:table-cell>
          <table:table-cell table:style-name="ce3" office:value-type="string" calcext:value-type="string">
            <text:p>Rue du Péloponnèse</text:p>
          </table:table-cell>
          <table:table-cell table:style-name="ce3" office:value-type="string" calcext:value-type="string">
            <text:p>Peloponnesos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64];&quot;/&quot;;[.B64])" office:value-type="string" office:string-value="https://osm.org/relation/3088554" calcext:value-type="string">
            <text:p>https://osm.org/relation/308855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8555" calcext:value-type="float">
            <text:p>3088555</text:p>
          </table:table-cell>
          <table:table-cell table:style-name="ce3" office:value-type="string" calcext:value-type="string">
            <text:p>Clos de la Petite Suisse</text:p>
          </table:table-cell>
          <table:table-cell table:style-name="ce3" office:value-type="string" calcext:value-type="string">
            <text:p>Klein Zwitserlandgaarde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65];&quot;/&quot;;[.B65])" office:value-type="string" office:string-value="https://osm.org/relation/3088555" calcext:value-type="string">
            <text:p>https://osm.org/relation/308855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8557" calcext:value-type="float">
            <text:p>3088557</text:p>
          </table:table-cell>
          <table:table-cell table:style-name="ce3" office:value-type="string" calcext:value-type="string">
            <text:p>Clos de l'Algarve</text:p>
          </table:table-cell>
          <table:table-cell table:style-name="ce3" office:value-type="string" calcext:value-type="string">
            <text:p>Algarvegaarde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66];&quot;/&quot;;[.B66])" office:value-type="string" office:string-value="https://osm.org/relation/3088557" calcext:value-type="string">
            <text:p>https://osm.org/relation/308855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8563" calcext:value-type="float">
            <text:p>3088563</text:p>
          </table:table-cell>
          <table:table-cell table:number-columns-repeated="2" table:style-name="ce3" office:value-type="string" calcext:value-type="string">
            <text:p>Tuinbouw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67];&quot;/&quot;;[.B67])" office:value-type="string" office:string-value="https://osm.org/relation/3088563" calcext:value-type="string">
            <text:p>https://osm.org/relation/308856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8572" calcext:value-type="float">
            <text:p>3088572</text:p>
          </table:table-cell>
          <table:table-cell table:style-name="ce3" office:value-type="string" calcext:value-type="string">
            <text:p>Chemin du Jutland</text:p>
          </table:table-cell>
          <table:table-cell table:style-name="ce3" office:value-type="string" calcext:value-type="string">
            <text:p>Jutlandweg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68];&quot;/&quot;;[.B68])" office:value-type="string" office:string-value="https://osm.org/relation/3088572" calcext:value-type="string">
            <text:p>https://osm.org/relation/308857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8583" calcext:value-type="float">
            <text:p>3088583</text:p>
          </table:table-cell>
          <table:table-cell table:style-name="ce3" office:value-type="string" calcext:value-type="string">
            <text:p>Rue Pierre Dupont</text:p>
          </table:table-cell>
          <table:table-cell table:style-name="ce3" office:value-type="string" calcext:value-type="string">
            <text:p>Pierre Dupontstraat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/>
          <table:table-cell table:style-name="ce3" office:value-type="string" calcext:value-type="string">
            <text:p>Peut-être Q2164212</text:p>
          </table:table-cell>
          <table:table-cell table:style-name="ce9" table:formula="of:=CONCATENATE(&quot;https://osm.org/&quot;;[.A69];&quot;/&quot;;[.B69])" office:value-type="string" office:string-value="https://osm.org/relation/3088583" calcext:value-type="string">
            <text:p>https://osm.org/relation/308858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8588" calcext:value-type="float">
            <text:p>3088588</text:p>
          </table:table-cell>
          <table:table-cell table:style-name="ce3" office:value-type="string" calcext:value-type="string">
            <text:p>Clos Pierre Dupont</text:p>
          </table:table-cell>
          <table:table-cell table:style-name="ce3" office:value-type="string" calcext:value-type="string">
            <text:p>Pierre Dupontgaarde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/>
          <table:table-cell table:style-name="ce3" office:value-type="string" calcext:value-type="string">
            <text:p>Peut-être Q2164212</text:p>
          </table:table-cell>
          <table:table-cell table:style-name="ce9" table:formula="of:=CONCATENATE(&quot;https://osm.org/&quot;;[.A70];&quot;/&quot;;[.B70])" office:value-type="string" office:string-value="https://osm.org/relation/3088588" calcext:value-type="string">
            <text:p>https://osm.org/relation/308858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8592" calcext:value-type="float">
            <text:p>3088592</text:p>
          </table:table-cell>
          <table:table-cell table:style-name="ce3" office:value-type="string" calcext:value-type="string">
            <text:p>Avenue du Four à Briques</text:p>
          </table:table-cell>
          <table:table-cell table:style-name="ce3" office:value-type="string" calcext:value-type="string">
            <text:p>Kareeloven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71];&quot;/&quot;;[.B71])" office:value-type="string" office:string-value="https://osm.org/relation/3088592" calcext:value-type="string">
            <text:p>https://osm.org/relation/308859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9931" calcext:value-type="float">
            <text:p>3089931</text:p>
          </table:table-cell>
          <table:table-cell table:style-name="ce3" office:value-type="string" calcext:value-type="string">
            <text:p>Avenue des Loisirs</text:p>
          </table:table-cell>
          <table:table-cell table:style-name="ce3" office:value-type="string" calcext:value-type="string">
            <text:p>Vrijetijds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72];&quot;/&quot;;[.B72])" office:value-type="string" office:string-value="https://osm.org/relation/3089931" calcext:value-type="string">
            <text:p>https://osm.org/relation/308993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9934" calcext:value-type="float">
            <text:p>3089934</text:p>
          </table:table-cell>
          <table:table-cell table:style-name="ce3" office:value-type="string" calcext:value-type="string">
            <text:p>Avenue des Olympiades</text:p>
          </table:table-cell>
          <table:table-cell table:style-name="ce3" office:value-type="string" calcext:value-type="string">
            <text:p>Olympiaden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73];&quot;/&quot;;[.B73])" office:value-type="string" office:string-value="https://osm.org/relation/3089934" calcext:value-type="string">
            <text:p>https://osm.org/relation/308993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9942" calcext:value-type="float">
            <text:p>3089942</text:p>
          </table:table-cell>
          <table:table-cell table:style-name="ce3" office:value-type="string" calcext:value-type="string">
            <text:p>Avenue Constant Permeke</text:p>
          </table:table-cell>
          <table:table-cell table:style-name="ce3" office:value-type="string" calcext:value-type="string">
            <text:p>Constant Permekelaan</text:p>
          </table:table-cell>
          <table:table-cell table:style-name="ce4" office:value-type="string" calcext:value-type="string">
            <text:p>Q381911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74];&quot;/&quot;;[.B74])" office:value-type="string" office:string-value="https://osm.org/relation/3089942" calcext:value-type="string">
            <text:p>https://osm.org/relation/308994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9944" calcext:value-type="float">
            <text:p>3089944</text:p>
          </table:table-cell>
          <table:table-cell table:style-name="ce3" office:value-type="string" calcext:value-type="string">
            <text:p>Rue Edgar Degas</text:p>
          </table:table-cell>
          <table:table-cell table:style-name="ce3" office:value-type="string" calcext:value-type="string">
            <text:p>Edgar Degasstraat</text:p>
          </table:table-cell>
          <table:table-cell table:style-name="ce3" office:value-type="string" calcext:value-type="string">
            <text:p>Q46373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75];&quot;/&quot;;[.B75])" office:value-type="string" office:string-value="https://osm.org/relation/3089944" calcext:value-type="string">
            <text:p>https://osm.org/relation/308994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9950" calcext:value-type="float">
            <text:p>3089950</text:p>
          </table:table-cell>
          <table:table-cell table:style-name="ce3" office:value-type="string" calcext:value-type="string">
            <text:p>Rue Auguste Renoir</text:p>
          </table:table-cell>
          <table:table-cell table:style-name="ce3" office:value-type="string" calcext:value-type="string">
            <text:p>Auguste Renoirstraat</text:p>
          </table:table-cell>
          <table:table-cell table:style-name="ce3" office:value-type="string" calcext:value-type="string">
            <text:p>Q39931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76];&quot;/&quot;;[.B76])" office:value-type="string" office:string-value="https://osm.org/relation/3089950" calcext:value-type="string">
            <text:p>https://osm.org/relation/308995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9955" calcext:value-type="float">
            <text:p>3089955</text:p>
          </table:table-cell>
          <table:table-cell table:style-name="ce3" office:value-type="string" calcext:value-type="string">
            <text:p>Rue Fernand Léger</text:p>
          </table:table-cell>
          <table:table-cell table:style-name="ce3" office:value-type="string" calcext:value-type="string">
            <text:p>Fernand Légerstraat</text:p>
          </table:table-cell>
          <table:table-cell table:style-name="ce4" office:value-type="string" calcext:value-type="string">
            <text:p>Q157183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77];&quot;/&quot;;[.B77])" office:value-type="string" office:string-value="https://osm.org/relation/3089955" calcext:value-type="string">
            <text:p>https://osm.org/relation/308995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9958" calcext:value-type="float">
            <text:p>3089958</text:p>
          </table:table-cell>
          <table:table-cell table:style-name="ce3" office:value-type="string" calcext:value-type="string">
            <text:p>Rue René Magritte</text:p>
          </table:table-cell>
          <table:table-cell table:style-name="ce3" office:value-type="string" calcext:value-type="string">
            <text:p>René Magrittestraat</text:p>
          </table:table-cell>
          <table:table-cell table:style-name="ce4" office:value-type="string" calcext:value-type="string">
            <text:p>Q7836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78];&quot;/&quot;;[.B78])" office:value-type="string" office:string-value="https://osm.org/relation/3089958" calcext:value-type="string">
            <text:p>https://osm.org/relation/308995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9962" calcext:value-type="float">
            <text:p>3089962</text:p>
          </table:table-cell>
          <table:table-cell table:style-name="ce3" office:value-type="string" calcext:value-type="string">
            <text:p>Rue Paul Gauguin</text:p>
          </table:table-cell>
          <table:table-cell table:style-name="ce3" office:value-type="string" calcext:value-type="string">
            <text:p>Paul Gauguinstraat</text:p>
          </table:table-cell>
          <table:table-cell table:style-name="ce4" office:value-type="string" calcext:value-type="string">
            <text:p>Q37693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79];&quot;/&quot;;[.B79])" office:value-type="string" office:string-value="https://osm.org/relation/3089962" calcext:value-type="string">
            <text:p>https://osm.org/relation/308996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9965" calcext:value-type="float">
            <text:p>3089965</text:p>
          </table:table-cell>
          <table:table-cell table:style-name="ce3" office:value-type="string" calcext:value-type="string">
            <text:p>Rue Maurice Utrillo</text:p>
          </table:table-cell>
          <table:table-cell table:style-name="ce3" office:value-type="string" calcext:value-type="string">
            <text:p>Maurice Utrillostraat</text:p>
          </table:table-cell>
          <table:table-cell table:style-name="ce4" office:value-type="string" calcext:value-type="string">
            <text:p>Q108301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80];&quot;/&quot;;[.B80])" office:value-type="string" office:string-value="https://osm.org/relation/3089965" calcext:value-type="string">
            <text:p>https://osm.org/relation/308996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89983" calcext:value-type="float">
            <text:p>3089983</text:p>
          </table:table-cell>
          <table:table-cell table:style-name="ce3" office:value-type="string" calcext:value-type="string">
            <text:p>Avenue Vincent Van Gogh</text:p>
          </table:table-cell>
          <table:table-cell table:style-name="ce3" office:value-type="string" calcext:value-type="string">
            <text:p>Vincent Van Goghlaan</text:p>
          </table:table-cell>
          <table:table-cell table:style-name="ce4" office:value-type="string" calcext:value-type="string">
            <text:p>Q5582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81];&quot;/&quot;;[.B81])" office:value-type="string" office:string-value="https://osm.org/relation/3089983" calcext:value-type="string">
            <text:p>https://osm.org/relation/308998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90092" calcext:value-type="float">
            <text:p>3090092</text:p>
          </table:table-cell>
          <table:table-cell table:style-name="ce3" office:value-type="string" calcext:value-type="string">
            <text:p>Avenue Jules Bordet</text:p>
          </table:table-cell>
          <table:table-cell table:style-name="ce3" office:value-type="string" calcext:value-type="string">
            <text:p>Jules Bordetlaan</text:p>
          </table:table-cell>
          <table:table-cell table:style-name="ce4" office:value-type="string" calcext:value-type="string">
            <text:p>Q211787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82];&quot;/&quot;;[.B82])" office:value-type="string" office:string-value="https://osm.org/relation/3090092" calcext:value-type="string">
            <text:p>https://osm.org/relation/309009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97291" calcext:value-type="float">
            <text:p>3097291</text:p>
          </table:table-cell>
          <table:table-cell table:style-name="ce3" office:value-type="string" calcext:value-type="string">
            <text:p>Rue Jan Van Ruusbroeck</text:p>
          </table:table-cell>
          <table:table-cell table:style-name="ce3" office:value-type="string" calcext:value-type="string">
            <text:p>Jan Van Ruusbroeckstraat</text:p>
          </table:table-cell>
          <table:table-cell table:style-name="ce4" office:value-type="string" calcext:value-type="string">
            <text:p>Q920312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83];&quot;/&quot;;[.B83])" office:value-type="string" office:string-value="https://osm.org/relation/3097291" calcext:value-type="string">
            <text:p>https://osm.org/relation/309729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97293" calcext:value-type="float">
            <text:p>3097293</text:p>
          </table:table-cell>
          <table:table-cell table:style-name="ce3" office:value-type="string" calcext:value-type="string">
            <text:p>Allées de Provence</text:p>
          </table:table-cell>
          <table:table-cell table:style-name="ce3" office:value-type="string" calcext:value-type="string">
            <text:p>Provencewandelwege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84];&quot;/&quot;;[.B84])" office:value-type="string" office:string-value="https://osm.org/relation/3097293" calcext:value-type="string">
            <text:p>https://osm.org/relation/309729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097402" calcext:value-type="float">
            <text:p>3097402</text:p>
          </table:table-cell>
          <table:table-cell table:style-name="ce3" office:value-type="string" calcext:value-type="string">
            <text:p>Avenue Henri Conscience</text:p>
          </table:table-cell>
          <table:table-cell table:style-name="ce3" office:value-type="string" calcext:value-type="string">
            <text:p>Hendrik Consciencelaan</text:p>
          </table:table-cell>
          <table:table-cell table:style-name="ce3" office:value-type="string" calcext:value-type="string">
            <text:p>Q378133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85];&quot;/&quot;;[.B85])" office:value-type="string" office:string-value="https://osm.org/relation/3097402" calcext:value-type="string">
            <text:p>https://osm.org/relation/309740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138875" calcext:value-type="float">
            <text:p>3138875</text:p>
          </table:table-cell>
          <table:table-cell table:style-name="ce3" office:value-type="string" calcext:value-type="string">
            <text:p>Rue Auguste De Boeck</text:p>
          </table:table-cell>
          <table:table-cell table:style-name="ce3" office:value-type="string" calcext:value-type="string">
            <text:p>August De Boeckstraat</text:p>
          </table:table-cell>
          <table:table-cell table:style-name="ce4" office:value-type="string" calcext:value-type="string">
            <text:p>Q705971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86];&quot;/&quot;;[.B86])" office:value-type="string" office:string-value="https://osm.org/relation/3138875" calcext:value-type="string">
            <text:p>https://osm.org/relation/313887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138883" calcext:value-type="float">
            <text:p>3138883</text:p>
          </table:table-cell>
          <table:table-cell table:style-name="ce3" office:value-type="string" calcext:value-type="string">
            <text:p>Rue Godefroid Kurth</text:p>
          </table:table-cell>
          <table:table-cell table:style-name="ce3" office:value-type="string" calcext:value-type="string">
            <text:p>Godfroid Kurthstraat</text:p>
          </table:table-cell>
          <table:table-cell table:style-name="ce4" office:value-type="string" calcext:value-type="string">
            <text:p>Q710649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87];&quot;/&quot;;[.B87])" office:value-type="string" office:string-value="https://osm.org/relation/3138883" calcext:value-type="string">
            <text:p>https://osm.org/relation/31388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8891" calcext:value-type="float">
            <text:p>3138891</text:p>
          </table:table-cell>
          <table:table-cell table:style-name="ce2" office:value-type="string" calcext:value-type="string">
            <text:p>Rue Jean-Baptiste Mosselmans</text:p>
          </table:table-cell>
          <table:table-cell table:style-name="ce2" office:value-type="string" calcext:value-type="string">
            <text:p>Jan-Baptist Mosselmansstraat</text:p>
          </table:table-cell>
          <table:table-cell table:style-name="ce5" office:value-type="string" calcext:value-type="string">
            <text:p>Q6044619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table:number-columns-repeated="2"/>
          <table:table-cell table:style-name="ce8" table:formula="of:=CONCATENATE(&quot;https://osm.org/&quot;;[.A88];&quot;/&quot;;[.B88])" office:value-type="string" office:string-value="https://osm.org/relation/3138891" calcext:value-type="string">
            <text:p>https://osm.org/relation/3138891</text:p>
          </table:table-cell>
          <table:table-cell table:style-name="ce6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138897" calcext:value-type="float">
            <text:p>3138897</text:p>
          </table:table-cell>
          <table:table-cell table:style-name="ce3" office:value-type="string" calcext:value-type="string">
            <text:p>Rue Jacques Houtmeyers</text:p>
          </table:table-cell>
          <table:table-cell table:style-name="ce3" office:value-type="string" calcext:value-type="string">
            <text:p>Jaak Houtmeyersstraat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/>
          <table:table-cell table:style-name="ce3" office:value-type="string" calcext:value-type="string">
            <text:p>Pas de Wikidata ni de Wikipédia</text:p>
          </table:table-cell>
          <table:table-cell table:style-name="ce9" table:formula="of:=CONCATENATE(&quot;https://osm.org/&quot;;[.A89];&quot;/&quot;;[.B89])" office:value-type="string" office:string-value="https://osm.org/relation/3138897" calcext:value-type="string">
            <text:p>https://osm.org/relation/313889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138905" calcext:value-type="float">
            <text:p>3138905</text:p>
          </table:table-cell>
          <table:table-cell table:style-name="ce3" office:value-type="string" calcext:value-type="string">
            <text:p>Rue de la Résistance</text:p>
          </table:table-cell>
          <table:table-cell table:style-name="ce3" office:value-type="string" calcext:value-type="string">
            <text:p>Weerstand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90];&quot;/&quot;;[.B90])" office:value-type="string" office:string-value="https://osm.org/relation/3138905" calcext:value-type="string">
            <text:p>https://osm.org/relation/313890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138940" calcext:value-type="float">
            <text:p>3138940</text:p>
          </table:table-cell>
          <table:table-cell table:style-name="ce3" office:value-type="string" calcext:value-type="string">
            <text:p>Rue Adolphe De Brandt</text:p>
          </table:table-cell>
          <table:table-cell table:style-name="ce3" office:value-type="string" calcext:value-type="string">
            <text:p>Adolf De Brandtstraat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/>
          <table:table-cell table:style-name="ce3" office:value-type="string" calcext:value-type="string">
            <text:p>Pas de Wikidata ni de Wikipédia</text:p>
          </table:table-cell>
          <table:table-cell table:style-name="ce9" table:formula="of:=CONCATENATE(&quot;https://osm.org/&quot;;[.A91];&quot;/&quot;;[.B91])" office:value-type="string" office:string-value="https://osm.org/relation/3138940" calcext:value-type="string">
            <text:p>https://osm.org/relation/313894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69043" calcext:value-type="float">
            <text:p>3369043</text:p>
          </table:table-cell>
          <table:table-cell table:style-name="ce3" office:value-type="string" calcext:value-type="string">
            <text:p>Rue Père Damien</text:p>
          </table:table-cell>
          <table:table-cell table:style-name="ce3" office:value-type="string" calcext:value-type="string">
            <text:p>Pater Damiaanstraat</text:p>
          </table:table-cell>
          <table:table-cell table:style-name="ce3" office:value-type="string" calcext:value-type="string">
            <text:p>Q232785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92];&quot;/&quot;;[.B92])" office:value-type="string" office:string-value="https://osm.org/relation/3369043" calcext:value-type="string">
            <text:p>https://osm.org/relation/336904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69219" calcext:value-type="float">
            <text:p>3369219</text:p>
          </table:table-cell>
          <table:table-cell table:style-name="ce3" office:value-type="string" calcext:value-type="string">
            <text:p>Rue Alphonse Vanden Bossche</text:p>
          </table:table-cell>
          <table:table-cell table:style-name="ce3" office:value-type="string" calcext:value-type="string">
            <text:p>Alfons Vanden Bosschestraat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/>
          <table:table-cell table:style-name="ce3" office:value-type="string" calcext:value-type="string">
            <text:p>Pas de Wikidata ni de Wikipédia</text:p>
          </table:table-cell>
          <table:table-cell table:style-name="ce9" table:formula="of:=CONCATENATE(&quot;https://osm.org/&quot;;[.A93];&quot;/&quot;;[.B93])" office:value-type="string" office:string-value="https://osm.org/relation/3369219" calcext:value-type="string">
            <text:p>https://osm.org/relation/336921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0253" calcext:value-type="float">
            <text:p>3370253</text:p>
          </table:table-cell>
          <table:table-cell table:style-name="ce3" office:value-type="string" calcext:value-type="string">
            <text:p>Rue du Tilleul</text:p>
          </table:table-cell>
          <table:table-cell table:style-name="ce3" office:value-type="string" calcext:value-type="string">
            <text:p>Linde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94];&quot;/&quot;;[.B94])" office:value-type="string" office:string-value="https://osm.org/relation/3370253" calcext:value-type="string">
            <text:p>https://osm.org/relation/337025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0847" calcext:value-type="float">
            <text:p>3370847</text:p>
          </table:table-cell>
          <table:table-cell table:style-name="ce3" office:value-type="string" calcext:value-type="string">
            <text:p>Chaussée de Haecht</text:p>
          </table:table-cell>
          <table:table-cell table:style-name="ce3" office:value-type="string" calcext:value-type="string">
            <text:p>Haachtsesteenweg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95];&quot;/&quot;;[.B95])" office:value-type="string" office:string-value="https://osm.org/relation/3370847" calcext:value-type="string">
            <text:p>https://osm.org/relation/337084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0856" calcext:value-type="float">
            <text:p>3370856</text:p>
          </table:table-cell>
          <table:table-cell table:style-name="ce3" office:value-type="string" calcext:value-type="string">
            <text:p>Square de l'Accueil</text:p>
          </table:table-cell>
          <table:table-cell table:style-name="ce3" office:value-type="string" calcext:value-type="string">
            <text:p>Onthaalsquare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96];&quot;/&quot;;[.B96])" office:value-type="string" office:string-value="https://osm.org/relation/3370856" calcext:value-type="string">
            <text:p>https://osm.org/relation/337085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0860" calcext:value-type="float">
            <text:p>3370860</text:p>
          </table:table-cell>
          <table:table-cell table:style-name="ce3" office:value-type="string" calcext:value-type="string">
            <text:p>Rue Edouard Deknoop</text:p>
          </table:table-cell>
          <table:table-cell table:style-name="ce3" office:value-type="string" calcext:value-type="string">
            <text:p>Edward Deknoopstraat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/>
          <table:table-cell table:style-name="ce3" office:value-type="string" calcext:value-type="string">
            <text:p>Pas de Wikidata ni de Wikipédia</text:p>
          </table:table-cell>
          <table:table-cell table:style-name="ce9" table:formula="of:=CONCATENATE(&quot;https://osm.org/&quot;;[.A97];&quot;/&quot;;[.B97])" office:value-type="string" office:string-value="https://osm.org/relation/3370860" calcext:value-type="string">
            <text:p>https://osm.org/relation/337086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1353" calcext:value-type="float">
            <text:p>3371353</text:p>
          </table:table-cell>
          <table:table-cell table:style-name="ce3" office:value-type="string" calcext:value-type="string">
            <text:p>Rue Willebrord Van Perck</text:p>
          </table:table-cell>
          <table:table-cell table:style-name="ce3" office:value-type="string" calcext:value-type="string">
            <text:p>Willebrord Van Perckstraat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/>
          <table:table-cell table:style-name="ce3" office:value-type="string" calcext:value-type="string">
            <text:p>No Data found</text:p>
          </table:table-cell>
          <table:table-cell table:style-name="ce9" table:formula="of:=CONCATENATE(&quot;https://osm.org/&quot;;[.A98];&quot;/&quot;;[.B98])" office:value-type="string" office:string-value="https://osm.org/relation/3371353" calcext:value-type="string">
            <text:p>https://osm.org/relation/337135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1360" calcext:value-type="float">
            <text:p>3371360</text:p>
          </table:table-cell>
          <table:table-cell table:style-name="ce3" office:value-type="string" calcext:value-type="string">
            <text:p>Rue du Moulin à Vent</text:p>
          </table:table-cell>
          <table:table-cell table:style-name="ce3" office:value-type="string" calcext:value-type="string">
            <text:p>Windmolen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99];&quot;/&quot;;[.B99])" office:value-type="string" office:string-value="https://osm.org/relation/3371360" calcext:value-type="string">
            <text:p>https://osm.org/relation/337136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1441" calcext:value-type="float">
            <text:p>3371441</text:p>
          </table:table-cell>
          <table:table-cell table:style-name="ce3" office:value-type="string" calcext:value-type="string">
            <text:p>Rue Pierre Mattheussens</text:p>
          </table:table-cell>
          <table:table-cell table:style-name="ce3" office:value-type="string" calcext:value-type="string">
            <text:p>Pieter Mattheussensstraat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/>
          <table:table-cell table:style-name="ce3" office:value-type="string" calcext:value-type="string">
            <text:p>No Data found</text:p>
          </table:table-cell>
          <table:table-cell table:style-name="ce9" table:formula="of:=CONCATENATE(&quot;https://osm.org/&quot;;[.A100];&quot;/&quot;;[.B100])" office:value-type="string" office:string-value="https://osm.org/relation/3371441" calcext:value-type="string">
            <text:p>https://osm.org/relation/337144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1773" calcext:value-type="float">
            <text:p>3371773</text:p>
          </table:table-cell>
          <table:table-cell table:style-name="ce3" office:value-type="string" calcext:value-type="string">
            <text:p>Allées du Languedoc</text:p>
          </table:table-cell>
          <table:table-cell table:style-name="ce3" office:value-type="string" calcext:value-type="string">
            <text:p>Languedocwandelwege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01];&quot;/&quot;;[.B101])" office:value-type="string" office:string-value="https://osm.org/relation/3371773" calcext:value-type="string">
            <text:p>https://osm.org/relation/337177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1774" calcext:value-type="float">
            <text:p>3371774</text:p>
          </table:table-cell>
          <table:table-cell table:style-name="ce3" office:value-type="string" calcext:value-type="string">
            <text:p>Avenue Henri Matisse</text:p>
          </table:table-cell>
          <table:table-cell table:style-name="ce3" office:value-type="string" calcext:value-type="string">
            <text:p>Henri Matisselaan</text:p>
          </table:table-cell>
          <table:table-cell table:style-name="ce3" office:value-type="string" calcext:value-type="string">
            <text:p>Q5589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02];&quot;/&quot;;[.B102])" office:value-type="string" office:string-value="https://osm.org/relation/3371774" calcext:value-type="string">
            <text:p>https://osm.org/relation/337177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1775" calcext:value-type="float">
            <text:p>3371775</text:p>
          </table:table-cell>
          <table:table-cell table:style-name="ce3" office:value-type="string" calcext:value-type="string">
            <text:p>Avenue Jean Brusselmans</text:p>
          </table:table-cell>
          <table:table-cell table:style-name="ce3" office:value-type="string" calcext:value-type="string">
            <text:p>Jean Brusselmanslaan</text:p>
          </table:table-cell>
          <table:table-cell table:style-name="ce3" office:value-type="string" calcext:value-type="string">
            <text:p>Q2909779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03];&quot;/&quot;;[.B103])" office:value-type="string" office:string-value="https://osm.org/relation/3371775" calcext:value-type="string">
            <text:p>https://osm.org/relation/337177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1776" calcext:value-type="float">
            <text:p>3371776</text:p>
          </table:table-cell>
          <table:table-cell table:style-name="ce3" office:value-type="string" calcext:value-type="string">
            <text:p>Avenue de l'Impressionnisme</text:p>
          </table:table-cell>
          <table:table-cell table:style-name="ce3" office:value-type="string" calcext:value-type="string">
            <text:p>Impressionnisme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04];&quot;/&quot;;[.B104])" office:value-type="string" office:string-value="https://osm.org/relation/3371776" calcext:value-type="string">
            <text:p>https://osm.org/relation/337177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2702" calcext:value-type="float">
            <text:p>3372702</text:p>
          </table:table-cell>
          <table:table-cell table:style-name="ce3" office:value-type="string" calcext:value-type="string">
            <text:p>Avenue Louis Piérard</text:p>
          </table:table-cell>
          <table:table-cell table:style-name="ce3" office:value-type="string" calcext:value-type="string">
            <text:p>Louis Piérardlaan</text:p>
          </table:table-cell>
          <table:table-cell table:style-name="ce3" office:value-type="string" calcext:value-type="string">
            <text:p>Q3262929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05];&quot;/&quot;;[.B105])" office:value-type="string" office:string-value="https://osm.org/relation/3372702" calcext:value-type="string">
            <text:p>https://osm.org/relation/337270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2703" calcext:value-type="float">
            <text:p>3372703</text:p>
          </table:table-cell>
          <table:table-cell table:style-name="ce3" office:value-type="string" calcext:value-type="string">
            <text:p>Avenue de l'Oud-Kapelleke</text:p>
          </table:table-cell>
          <table:table-cell table:style-name="ce3" office:value-type="string" calcext:value-type="string">
            <text:p>Oud-Kapelleke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06];&quot;/&quot;;[.B106])" office:value-type="string" office:string-value="https://osm.org/relation/3372703" calcext:value-type="string">
            <text:p>https://osm.org/relation/337270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2704" calcext:value-type="float">
            <text:p>3372704</text:p>
          </table:table-cell>
          <table:table-cell table:style-name="ce3" office:value-type="string" calcext:value-type="string">
            <text:p>Rue Jean-Baptiste Bauwens</text:p>
          </table:table-cell>
          <table:table-cell table:style-name="ce3" office:value-type="string" calcext:value-type="string">
            <text:p>Jan-Baptist Bauwensstraat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/>
          <table:table-cell table:style-name="ce3" office:value-type="string" calcext:value-type="string">
            <text:p>No data found</text:p>
          </table:table-cell>
          <table:table-cell table:style-name="ce9" table:formula="of:=CONCATENATE(&quot;https://osm.org/&quot;;[.A107];&quot;/&quot;;[.B107])" office:value-type="string" office:string-value="https://osm.org/relation/3372704" calcext:value-type="string">
            <text:p>https://osm.org/relation/337270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2705" calcext:value-type="float">
            <text:p>3372705</text:p>
          </table:table-cell>
          <table:table-cell table:style-name="ce3" office:value-type="string" calcext:value-type="string">
            <text:p>Square Servaes Hoedemaekers</text:p>
          </table:table-cell>
          <table:table-cell table:style-name="ce3" office:value-type="string" calcext:value-type="string">
            <text:p>Servaas Hoedemaekerssquare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/>
          <table:table-cell table:style-name="ce3" office:value-type="string" calcext:value-type="string">
            <text:p>ervaes Hoedemaekers (1881-1948), conseiller provincial, bourgmestre d'Evere de 1947 à 1948.</text:p>
          </table:table-cell>
          <table:table-cell table:style-name="ce9" table:formula="of:=CONCATENATE(&quot;https://osm.org/&quot;;[.A108];&quot;/&quot;;[.B108])" office:value-type="string" office:string-value="https://osm.org/relation/3372705" calcext:value-type="string">
            <text:p>https://osm.org/relation/337270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2741" calcext:value-type="float">
            <text:p>3372741</text:p>
          </table:table-cell>
          <table:table-cell table:style-name="ce3" office:value-type="string" calcext:value-type="string">
            <text:p>Rue Pierre Van Obberghen</text:p>
          </table:table-cell>
          <table:table-cell table:style-name="ce3" office:value-type="string" calcext:value-type="string">
            <text:p>Pieter Van Obberghenstraat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/>
          <table:table-cell table:style-name="ce3" office:value-type="string" calcext:value-type="string">
            <text:p>Pieter Van Obberghen (1829-1910), aubergiste, bourgmestre d'Evere de 1985 à 1910.</text:p>
          </table:table-cell>
          <table:table-cell table:style-name="ce9" table:formula="of:=CONCATENATE(&quot;https://osm.org/&quot;;[.A109];&quot;/&quot;;[.B109])" office:value-type="string" office:string-value="https://osm.org/relation/3372741" calcext:value-type="string">
            <text:p>https://osm.org/relation/337274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2752" calcext:value-type="float">
            <text:p>3372752</text:p>
          </table:table-cell>
          <table:table-cell table:style-name="ce3" office:value-type="string" calcext:value-type="string">
            <text:p>Rue Jacques Ballings</text:p>
          </table:table-cell>
          <table:table-cell table:style-name="ce3" office:value-type="string" calcext:value-type="string">
            <text:p>Jaak Ballingsstraat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/>
          <table:table-cell table:style-name="ce3" office:value-type="string" calcext:value-type="string">
            <text:p>toneelschrijver Jaak Ballings werd op 9 april 1881 geboren in Gorkum, Nederland, en overleed te Jette op 12 maart 1941</text:p>
          </table:table-cell>
          <table:table-cell table:style-name="ce9" table:formula="of:=CONCATENATE(&quot;https://osm.org/&quot;;[.A110];&quot;/&quot;;[.B110])" office:value-type="string" office:string-value="https://osm.org/relation/3372752" calcext:value-type="string">
            <text:p>https://osm.org/relation/337275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5359" calcext:value-type="float">
            <text:p>3375359</text:p>
          </table:table-cell>
          <table:table-cell table:style-name="ce3" office:value-type="string" calcext:value-type="string">
            <text:p>Rue Carli</text:p>
          </table:table-cell>
          <table:table-cell table:style-name="ce3" office:value-type="string" calcext:value-type="string">
            <text:p>Carlistraat</text:p>
          </table:table-cell>
          <table:table-cell/>
          <table:table-cell table:content-validation-name="val1"/>
          <table:table-cell/>
          <table:table-cell table:style-name="ce3" office:value-type="string" calcext:value-type="string">
            <text:p>No data found</text:p>
          </table:table-cell>
          <table:table-cell table:style-name="ce9" table:formula="of:=CONCATENATE(&quot;https://osm.org/&quot;;[.A111];&quot;/&quot;;[.B111])" office:value-type="string" office:string-value="https://osm.org/relation/3375359" calcext:value-type="string">
            <text:p>https://osm.org/relation/337535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5371" calcext:value-type="float">
            <text:p>3375371</text:p>
          </table:table-cell>
          <table:table-cell table:style-name="ce3" office:value-type="string" calcext:value-type="string">
            <text:p>Rue Walckiers</text:p>
          </table:table-cell>
          <table:table-cell table:style-name="ce3" office:value-type="string" calcext:value-type="string">
            <text:p>Walckiersstraat</text:p>
          </table:table-cell>
          <table:table-cell table:style-name="ce3" office:value-type="string" calcext:value-type="string">
            <text:p>Q3580087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12];&quot;/&quot;;[.B112])" office:value-type="string" office:string-value="https://osm.org/relation/3375371" calcext:value-type="string">
            <text:p>https://osm.org/relation/337537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5381" calcext:value-type="float">
            <text:p>3375381</text:p>
          </table:table-cell>
          <table:table-cell table:style-name="ce3" office:value-type="string" calcext:value-type="string">
            <text:p>Rue Stroobants</text:p>
          </table:table-cell>
          <table:table-cell table:style-name="ce3" office:value-type="string" calcext:value-type="string">
            <text:p>Stroobantsstraat</text:p>
          </table:table-cell>
          <table:table-cell/>
          <table:table-cell table:content-validation-name="val1"/>
          <table:table-cell/>
          <table:table-cell table:style-name="ce3" office:value-type="string" calcext:value-type="string">
            <text:p>A ne pas confondre avec la avenue Paul Stroobant, à Uccle, et la rue François Stroobants, à Ixelles.</text:p>
          </table:table-cell>
          <table:table-cell table:style-name="ce9" table:formula="of:=CONCATENATE(&quot;https://osm.org/&quot;;[.A113];&quot;/&quot;;[.B113])" office:value-type="string" office:string-value="https://osm.org/relation/3375381" calcext:value-type="string">
            <text:p>https://osm.org/relation/337538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5382" calcext:value-type="float">
            <text:p>3375382</text:p>
          </table:table-cell>
          <table:table-cell table:style-name="ce3" office:value-type="string" calcext:value-type="string">
            <text:p>Rue Jan Frans De Craen</text:p>
          </table:table-cell>
          <table:table-cell table:style-name="ce3" office:value-type="string" calcext:value-type="string">
            <text:p>Jan Frans De Craenstraat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14];&quot;/&quot;;[.B114])" office:value-type="string" office:string-value="https://osm.org/relation/3375382" calcext:value-type="string">
            <text:p>https://osm.org/relation/337538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5386" calcext:value-type="float">
            <text:p>3375386</text:p>
          </table:table-cell>
          <table:table-cell table:style-name="ce3" office:value-type="string" calcext:value-type="string">
            <text:p>Chemin du Gastendelle</text:p>
          </table:table-cell>
          <table:table-cell table:style-name="ce3" office:value-type="string" calcext:value-type="string">
            <text:p>Gastendelleweg</text:p>
          </table:table-cell>
          <table:table-cell/>
          <table:table-cell table:content-validation-name="val1"/>
          <table:table-cell/>
          <table:table-cell table:style-name="ce3" office:value-type="string" calcext:value-type="string">
            <text:p>No data found</text:p>
          </table:table-cell>
          <table:table-cell table:style-name="ce9" table:formula="of:=CONCATENATE(&quot;https://osm.org/&quot;;[.A115];&quot;/&quot;;[.B115])" office:value-type="string" office:string-value="https://osm.org/relation/3375386" calcext:value-type="string">
            <text:p>https://osm.org/relation/337538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5387" calcext:value-type="float">
            <text:p>3375387</text:p>
          </table:table-cell>
          <table:table-cell table:style-name="ce3" office:value-type="string" calcext:value-type="string">
            <text:p>Rue de Picardie</text:p>
          </table:table-cell>
          <table:table-cell table:style-name="ce3" office:value-type="string" calcext:value-type="string">
            <text:p>Picardie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16];&quot;/&quot;;[.B116])" office:value-type="string" office:string-value="https://osm.org/relation/3375387" calcext:value-type="string">
            <text:p>https://osm.org/relation/337538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5844" calcext:value-type="float">
            <text:p>3375844</text:p>
          </table:table-cell>
          <table:table-cell table:style-name="ce3" office:value-type="string" calcext:value-type="string">
            <text:p>Rue Pierre Alderson</text:p>
          </table:table-cell>
          <table:table-cell table:style-name="ce3" office:value-type="string" calcext:value-type="string">
            <text:p>Pieter Aldersonstraat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/>
          <table:table-cell table:style-name="ce3" office:value-type="string" calcext:value-type="string">
            <text:p>No data found</text:p>
          </table:table-cell>
          <table:table-cell table:style-name="ce9" table:formula="of:=CONCATENATE(&quot;https://osm.org/&quot;;[.A117];&quot;/&quot;;[.B117])" office:value-type="string" office:string-value="https://osm.org/relation/3375844" calcext:value-type="string">
            <text:p>https://osm.org/relation/337584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5845" calcext:value-type="float">
            <text:p>3375845</text:p>
          </table:table-cell>
          <table:table-cell table:style-name="ce3" office:value-type="string" calcext:value-type="string">
            <text:p>Chemin Tibout</text:p>
          </table:table-cell>
          <table:table-cell table:style-name="ce3" office:value-type="string" calcext:value-type="string">
            <text:p>Tiboutsweg</text:p>
          </table:table-cell>
          <table:table-cell/>
          <table:table-cell table:content-validation-name="val1"/>
          <table:table-cell/>
          <table:table-cell table:style-name="ce3" office:value-type="string" calcext:value-type="string">
            <text:p>No data found</text:p>
          </table:table-cell>
          <table:table-cell table:style-name="ce9" table:formula="of:=CONCATENATE(&quot;https://osm.org/&quot;;[.A118];&quot;/&quot;;[.B118])" office:value-type="string" office:string-value="https://osm.org/relation/3375845" calcext:value-type="string">
            <text:p>https://osm.org/relation/337584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5846" calcext:value-type="float">
            <text:p>3375846</text:p>
          </table:table-cell>
          <table:table-cell table:style-name="ce3" office:value-type="string" calcext:value-type="string">
            <text:p>Rue Frans Verdonck</text:p>
          </table:table-cell>
          <table:table-cell table:style-name="ce3" office:value-type="string" calcext:value-type="string">
            <text:p>Frans Verdonckstraat</text:p>
          </table:table-cell>
          <table:table-cell table:style-name="ce3" office:value-type="string" calcext:value-type="string">
            <text:p>Q81266776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19];&quot;/&quot;;[.B119])" office:value-type="string" office:string-value="https://osm.org/relation/3375846" calcext:value-type="string">
            <text:p>https://osm.org/relation/337584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5847" calcext:value-type="float">
            <text:p>3375847</text:p>
          </table:table-cell>
          <table:table-cell table:style-name="ce3" office:value-type="string" calcext:value-type="string">
            <text:p>Rue du Doolegt</text:p>
          </table:table-cell>
          <table:table-cell table:style-name="ce3" office:value-type="string" calcext:value-type="string">
            <text:p>Doolegtstraat</text:p>
          </table:table-cell>
          <table:table-cell/>
          <table:table-cell table:content-validation-name="val1"/>
          <table:table-cell/>
          <table:table-cell table:style-name="ce3" office:value-type="string" calcext:value-type="string">
            <text:p>No data found</text:p>
          </table:table-cell>
          <table:table-cell table:style-name="ce9" table:formula="of:=CONCATENATE(&quot;https://osm.org/&quot;;[.A120];&quot;/&quot;;[.B120])" office:value-type="string" office:string-value="https://osm.org/relation/3375847" calcext:value-type="string">
            <text:p>https://osm.org/relation/337584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5860" calcext:value-type="float">
            <text:p>3375860</text:p>
          </table:table-cell>
          <table:table-cell table:style-name="ce3" office:value-type="string" calcext:value-type="string">
            <text:p>Rue Henri Van Hamme</text:p>
          </table:table-cell>
          <table:table-cell table:style-name="ce3" office:value-type="string" calcext:value-type="string">
            <text:p>Hendrik Van Hammestraat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 table:style-name="ce3" office:value-type="string" calcext:value-type="string">
            <text:p>geen info</text:p>
          </table:table-cell>
          <table:table-cell table:style-name="ce3" office:value-type="string" calcext:value-type="string">
            <text:p>ik vind niets</text:p>
          </table:table-cell>
          <table:table-cell table:style-name="ce9" table:formula="of:=CONCATENATE(&quot;https://osm.org/&quot;;[.A121];&quot;/&quot;;[.B121])" office:value-type="string" office:string-value="https://osm.org/relation/3375860" calcext:value-type="string">
            <text:p>https://osm.org/relation/337586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5867" calcext:value-type="float">
            <text:p>3375867</text:p>
          </table:table-cell>
          <table:table-cell table:style-name="ce3" office:value-type="string" calcext:value-type="string">
            <text:p>Rue Edouard Stuckens</text:p>
          </table:table-cell>
          <table:table-cell table:style-name="ce3" office:value-type="string" calcext:value-type="string">
            <text:p>Edward Stuckensstraat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 table:style-name="ce3" office:value-type="string" calcext:value-type="string">
            <text:p>geen info</text:p>
          </table:table-cell>
          <table:table-cell table:style-name="ce3" office:value-type="string" calcext:value-type="string">
            <text:p>geen info</text:p>
            <text:p/>
          </table:table-cell>
          <table:table-cell table:style-name="ce9" table:formula="of:=CONCATENATE(&quot;https://osm.org/&quot;;[.A122];&quot;/&quot;;[.B122])" office:value-type="string" office:string-value="https://osm.org/relation/3375867" calcext:value-type="string">
            <text:p>https://osm.org/relation/337586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5876" calcext:value-type="float">
            <text:p>3375876</text:p>
          </table:table-cell>
          <table:table-cell table:style-name="ce3" office:value-type="string" calcext:value-type="string">
            <text:p>Rue Hubert Van Hoorde</text:p>
          </table:table-cell>
          <table:table-cell table:style-name="ce3" office:value-type="string" calcext:value-type="string">
            <text:p>Hubert Van Hoordestraat</text:p>
          </table:table-cell>
          <table:table-cell table:style-name="ce3" office:value-type="string" calcext:value-type="string">
            <text:p>Q55233389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/>
          <table:table-cell table:style-name="ce3" office:value-type="string" calcext:value-type="string">
            <text:p>niet zeker of het die persoon is</text:p>
          </table:table-cell>
          <table:table-cell table:style-name="ce9" table:formula="of:=CONCATENATE(&quot;https://osm.org/&quot;;[.A123];&quot;/&quot;;[.B123])" office:value-type="string" office:string-value="https://osm.org/relation/3375876" calcext:value-type="string">
            <text:p>https://osm.org/relation/337587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5903" calcext:value-type="float">
            <text:p>3375903</text:p>
          </table:table-cell>
          <table:table-cell table:style-name="ce3" office:value-type="string" calcext:value-type="string">
            <text:p>Rue de la Marne</text:p>
          </table:table-cell>
          <table:table-cell table:style-name="ce3" office:value-type="string" calcext:value-type="string">
            <text:p>Marne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24];&quot;/&quot;;[.B124])" office:value-type="string" office:string-value="https://osm.org/relation/3375903" calcext:value-type="string">
            <text:p>https://osm.org/relation/337590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5904" calcext:value-type="float">
            <text:p>3375904</text:p>
          </table:table-cell>
          <table:table-cell table:style-name="ce3" office:value-type="string" calcext:value-type="string">
            <text:p>Val de Marne</text:p>
          </table:table-cell>
          <table:table-cell table:style-name="ce3" office:value-type="string" calcext:value-type="string">
            <text:p>Marnedal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25];&quot;/&quot;;[.B125])" office:value-type="string" office:string-value="https://osm.org/relation/3375904" calcext:value-type="string">
            <text:p>https://osm.org/relation/337590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6042" calcext:value-type="float">
            <text:p>3376042</text:p>
          </table:table-cell>
          <table:table-cell table:style-name="ce3" office:value-type="string" calcext:value-type="string">
            <text:p>Rue Henri Van Nerom</text:p>
          </table:table-cell>
          <table:table-cell table:style-name="ce3" office:value-type="string" calcext:value-type="string">
            <text:p>Hendrik Van Neromstraat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 table:style-name="ce3" office:value-type="string" calcext:value-type="string">
            <text:p>geen info</text:p>
          </table:table-cell>
          <table:table-cell table:style-name="ce3" office:value-type="string" calcext:value-type="string">
            <text:p>burgemeester</text:p>
          </table:table-cell>
          <table:table-cell table:style-name="ce9" table:formula="of:=CONCATENATE(&quot;https://osm.org/&quot;;[.A126];&quot;/&quot;;[.B126])" office:value-type="string" office:string-value="https://osm.org/relation/3376042" calcext:value-type="string">
            <text:p>https://osm.org/relation/337604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6060" calcext:value-type="float">
            <text:p>3376060</text:p>
          </table:table-cell>
          <table:table-cell table:style-name="ce3" office:value-type="string" calcext:value-type="string">
            <text:p>Rue Frans Pepermans</text:p>
          </table:table-cell>
          <table:table-cell table:style-name="ce3" office:value-type="string" calcext:value-type="string">
            <text:p>Frans Pepermansstraat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 table:style-name="ce3" office:value-type="string" calcext:value-type="string">
            <text:p>geen info</text:p>
          </table:table-cell>
          <table:table-cell table:style-name="ce3" office:value-type="string" calcext:value-type="string">
            <text:p>bedoelen ze https://en.wikipedia.org/wiki/Jean_Pepermans?</text:p>
          </table:table-cell>
          <table:table-cell table:style-name="ce9" table:formula="of:=CONCATENATE(&quot;https://osm.org/&quot;;[.A127];&quot;/&quot;;[.B127])" office:value-type="string" office:string-value="https://osm.org/relation/3376060" calcext:value-type="string">
            <text:p>https://osm.org/relation/337606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6066" calcext:value-type="float">
            <text:p>3376066</text:p>
          </table:table-cell>
          <table:table-cell table:style-name="ce3" office:value-type="string" calcext:value-type="string">
            <text:p>Rue Lodewijk Van Boeckel</text:p>
          </table:table-cell>
          <table:table-cell table:style-name="ce3" office:value-type="string" calcext:value-type="string">
            <text:p>Lodewijk Van Boeckelstraat</text:p>
          </table:table-cell>
          <table:table-cell table:style-name="ce3" office:value-type="string" calcext:value-type="string">
            <text:p>Q41884515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28];&quot;/&quot;;[.B128])" office:value-type="string" office:string-value="https://osm.org/relation/3376066" calcext:value-type="string">
            <text:p>https://osm.org/relation/337606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6074" calcext:value-type="float">
            <text:p>3376074</text:p>
          </table:table-cell>
          <table:table-cell table:style-name="ce3" office:value-type="string" calcext:value-type="string">
            <text:p>Square Pieter Hauwaerts</text:p>
          </table:table-cell>
          <table:table-cell table:style-name="ce3" office:value-type="string" calcext:value-type="string">
            <text:p>Pieter Hauwaertssquare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 table:style-name="ce3" office:value-type="string" calcext:value-type="string">
            <text:p>geen info</text:p>
          </table:table-cell>
          <table:table-cell table:style-name="ce3" office:value-type="string" calcext:value-type="string">
            <text:p>ik vind niets</text:p>
            <text:p/>
          </table:table-cell>
          <table:table-cell table:style-name="ce9" table:formula="of:=CONCATENATE(&quot;https://osm.org/&quot;;[.A129];&quot;/&quot;;[.B129])" office:value-type="string" office:string-value="https://osm.org/relation/3376074" calcext:value-type="string">
            <text:p>https://osm.org/relation/337607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6102" calcext:value-type="float">
            <text:p>3376102</text:p>
          </table:table-cell>
          <table:table-cell table:style-name="ce3" office:value-type="string" calcext:value-type="string">
            <text:p>Place de la Paix</text:p>
          </table:table-cell>
          <table:table-cell table:style-name="ce3" office:value-type="string" calcext:value-type="string">
            <text:p>Vredeplei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30];&quot;/&quot;;[.B130])" office:value-type="string" office:string-value="https://osm.org/relation/3376102" calcext:value-type="string">
            <text:p>https://osm.org/relation/337610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6406" calcext:value-type="float">
            <text:p>3376406</text:p>
          </table:table-cell>
          <table:table-cell table:style-name="ce3" office:value-type="string" calcext:value-type="string">
            <text:p>Rue de Paris</text:p>
          </table:table-cell>
          <table:table-cell table:style-name="ce3" office:value-type="string" calcext:value-type="string">
            <text:p>Parijs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31];&quot;/&quot;;[.B131])" office:value-type="string" office:string-value="https://osm.org/relation/3376406" calcext:value-type="string">
            <text:p>https://osm.org/relation/337640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6922" calcext:value-type="float">
            <text:p>3376922</text:p>
          </table:table-cell>
          <table:table-cell table:style-name="ce3" office:value-type="string" calcext:value-type="string">
            <text:p>Rue Plaine d'Aviation</text:p>
          </table:table-cell>
          <table:table-cell table:style-name="ce3" office:value-type="string" calcext:value-type="string">
            <text:p>Vliegplein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32];&quot;/&quot;;[.B132])" office:value-type="string" office:string-value="https://osm.org/relation/3376922" calcext:value-type="string">
            <text:p>https://osm.org/relation/337692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6937" calcext:value-type="float">
            <text:p>3376937</text:p>
          </table:table-cell>
          <table:table-cell table:style-name="ce3" office:value-type="string" calcext:value-type="string">
            <text:p>Avenue Guillaume Van Leeuw</text:p>
          </table:table-cell>
          <table:table-cell table:style-name="ce3" office:value-type="string" calcext:value-type="string">
            <text:p>Willem Van Leeuwlaan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 table:style-name="ce3" office:value-type="string" calcext:value-type="string">
            <text:p>geen info</text:p>
          </table:table-cell>
          <table:table-cell table:style-name="ce3" office:value-type="string" calcext:value-type="string">
            <text:p>ik vind niets</text:p>
          </table:table-cell>
          <table:table-cell table:style-name="ce9" table:formula="of:=CONCATENATE(&quot;https://osm.org/&quot;;[.A133];&quot;/&quot;;[.B133])" office:value-type="string" office:string-value="https://osm.org/relation/3376937" calcext:value-type="string">
            <text:p>https://osm.org/relation/337693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9504" calcext:value-type="float">
            <text:p>3379504</text:p>
          </table:table-cell>
          <table:table-cell table:style-name="ce3" office:value-type="string" calcext:value-type="string">
            <text:p>Avenue du Renouveau</text:p>
          </table:table-cell>
          <table:table-cell table:style-name="ce3" office:value-type="string" calcext:value-type="string">
            <text:p>Herlevings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34];&quot;/&quot;;[.B134])" office:value-type="string" office:string-value="https://osm.org/relation/3379504" calcext:value-type="string">
            <text:p>https://osm.org/relation/337950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9508" calcext:value-type="float">
            <text:p>3379508</text:p>
          </table:table-cell>
          <table:table-cell table:style-name="ce3" office:value-type="string" calcext:value-type="string">
            <text:p>Avenue du Golf</text:p>
          </table:table-cell>
          <table:table-cell table:style-name="ce3" office:value-type="string" calcext:value-type="string">
            <text:p>Golf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35];&quot;/&quot;;[.B135])" office:value-type="string" office:string-value="https://osm.org/relation/3379508" calcext:value-type="string">
            <text:p>https://osm.org/relation/337950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9521" calcext:value-type="float">
            <text:p>3379521</text:p>
          </table:table-cell>
          <table:table-cell table:style-name="ce3" office:value-type="string" calcext:value-type="string">
            <text:p>Rue Edouard Dekoster</text:p>
          </table:table-cell>
          <table:table-cell table:style-name="ce3" office:value-type="string" calcext:value-type="string">
            <text:p>Edward Dekosterstraat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36];&quot;/&quot;;[.B136])" office:value-type="string" office:string-value="https://osm.org/relation/3379521" calcext:value-type="string">
            <text:p>https://osm.org/relation/337952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9539" calcext:value-type="float">
            <text:p>3379539</text:p>
          </table:table-cell>
          <table:table-cell table:style-name="ce3" office:value-type="string" calcext:value-type="string">
            <text:p>Rue Arnold Sohie</text:p>
          </table:table-cell>
          <table:table-cell table:style-name="ce3" office:value-type="string" calcext:value-type="string">
            <text:p>Arnold Sohiestraat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37];&quot;/&quot;;[.B137])" office:value-type="string" office:string-value="https://osm.org/relation/3379539" calcext:value-type="string">
            <text:p>https://osm.org/relation/337953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9547" calcext:value-type="float">
            <text:p>3379547</text:p>
          </table:table-cell>
          <table:table-cell table:style-name="ce3" office:value-type="string" calcext:value-type="string">
            <text:p>Rue Gustave Norga</text:p>
          </table:table-cell>
          <table:table-cell table:style-name="ce3" office:value-type="string" calcext:value-type="string">
            <text:p>Gustaaf Norgastraat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38];&quot;/&quot;;[.B138])" office:value-type="string" office:string-value="https://osm.org/relation/3379547" calcext:value-type="string">
            <text:p>https://osm.org/relation/337954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9552" calcext:value-type="float">
            <text:p>3379552</text:p>
          </table:table-cell>
          <table:table-cell table:style-name="ce3" office:value-type="string" calcext:value-type="string">
            <text:p>Rue du Bon Pasteur</text:p>
          </table:table-cell>
          <table:table-cell table:style-name="ce3" office:value-type="string" calcext:value-type="string">
            <text:p>Goede Herder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39];&quot;/&quot;;[.B139])" office:value-type="string" office:string-value="https://osm.org/relation/3379552" calcext:value-type="string">
            <text:p>https://osm.org/relation/337955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9555" calcext:value-type="float">
            <text:p>3379555</text:p>
          </table:table-cell>
          <table:table-cell table:style-name="ce3" office:value-type="string" calcext:value-type="string">
            <text:p>Rue Frans Léon</text:p>
          </table:table-cell>
          <table:table-cell table:style-name="ce3" office:value-type="string" calcext:value-type="string">
            <text:p>Frans Léonstraat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 table:style-name="ce3" office:value-type="string" calcext:value-type="string">
            <text:p>geen info</text:p>
          </table:table-cell>
          <table:table-cell/>
          <table:table-cell table:style-name="ce9" table:formula="of:=CONCATENATE(&quot;https://osm.org/&quot;;[.A140];&quot;/&quot;;[.B140])" office:value-type="string" office:string-value="https://osm.org/relation/3379555" calcext:value-type="string">
            <text:p>https://osm.org/relation/337955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9572" calcext:value-type="float">
            <text:p>3379572</text:p>
          </table:table-cell>
          <table:table-cell table:style-name="ce3" office:value-type="string" calcext:value-type="string">
            <text:p>Rue Fonson</text:p>
          </table:table-cell>
          <table:table-cell table:style-name="ce3" office:value-type="string" calcext:value-type="string">
            <text:p>Fonsonstraat</text:p>
          </table:table-cell>
          <table:table-cell/>
          <table:table-cell table:content-validation-name="val1"/>
          <table:table-cell/>
          <table:table-cell table:style-name="ce3" office:value-type="string" calcext:value-type="string">
            <text:p>niet zeker of het een naam is</text:p>
          </table:table-cell>
          <table:table-cell table:style-name="ce9" table:formula="of:=CONCATENATE(&quot;https://osm.org/&quot;;[.A141];&quot;/&quot;;[.B141])" office:value-type="string" office:string-value="https://osm.org/relation/3379572" calcext:value-type="string">
            <text:p>https://osm.org/relation/337957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9574" calcext:value-type="float">
            <text:p>3379574</text:p>
          </table:table-cell>
          <table:table-cell table:style-name="ce3" office:value-type="string" calcext:value-type="string">
            <text:p>Rue Van Waeyenbergh</text:p>
          </table:table-cell>
          <table:table-cell table:style-name="ce3" office:value-type="string" calcext:value-type="string">
            <text:p>Van Waeyenberghstraat</text:p>
          </table:table-cell>
          <table:table-cell table:style-name="ce3" office:value-type="string" calcext:value-type="string">
            <text:p>Q2248867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/>
          <table:table-cell table:style-name="ce3" office:value-type="string" calcext:value-type="string">
            <text:p>Q2248867, niet zeker</text:p>
          </table:table-cell>
          <table:table-cell table:style-name="ce9" table:formula="of:=CONCATENATE(&quot;https://osm.org/&quot;;[.A142];&quot;/&quot;;[.B142])" office:value-type="string" office:string-value="https://osm.org/relation/3379574" calcext:value-type="string">
            <text:p>https://osm.org/relation/337957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9618" calcext:value-type="float">
            <text:p>3379618</text:p>
          </table:table-cell>
          <table:table-cell table:style-name="ce3" office:value-type="string" calcext:value-type="string">
            <text:p>Rue Saint-Vincent</text:p>
          </table:table-cell>
          <table:table-cell table:style-name="ce3" office:value-type="string" calcext:value-type="string">
            <text:p>Sint-Vincentiusstraat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43];&quot;/&quot;;[.B143])" office:value-type="string" office:string-value="https://osm.org/relation/3379618" calcext:value-type="string">
            <text:p>https://osm.org/relation/337961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9620" calcext:value-type="float">
            <text:p>3379620</text:p>
          </table:table-cell>
          <table:table-cell table:style-name="ce3" office:value-type="string" calcext:value-type="string">
            <text:p>Place Saint-Vincent</text:p>
          </table:table-cell>
          <table:table-cell table:style-name="ce3" office:value-type="string" calcext:value-type="string">
            <text:p>Sint-Vincentiusplaats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44];&quot;/&quot;;[.B144])" office:value-type="string" office:string-value="https://osm.org/relation/3379620" calcext:value-type="string">
            <text:p>https://osm.org/relation/337962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9630" calcext:value-type="float">
            <text:p>3379630</text:p>
          </table:table-cell>
          <table:table-cell table:style-name="ce3" office:value-type="string" calcext:value-type="string">
            <text:p>Rue Laurent Vandenhoven</text:p>
          </table:table-cell>
          <table:table-cell table:style-name="ce3" office:value-type="string" calcext:value-type="string">
            <text:p>Laurent Vandenhovenstraat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 table:style-name="ce3" office:value-type="string" calcext:value-type="string">
            <text:p>geen info</text:p>
          </table:table-cell>
          <table:table-cell table:style-name="ce3" office:value-type="string" calcext:value-type="string">
            <text:p>?</text:p>
          </table:table-cell>
          <table:table-cell table:style-name="ce9" table:formula="of:=CONCATENATE(&quot;https://osm.org/&quot;;[.A145];&quot;/&quot;;[.B145])" office:value-type="string" office:string-value="https://osm.org/relation/3379630" calcext:value-type="string">
            <text:p>https://osm.org/relation/337963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9632" calcext:value-type="float">
            <text:p>3379632</text:p>
          </table:table-cell>
          <table:table-cell table:style-name="ce3" office:value-type="string" calcext:value-type="string">
            <text:p>Rue de la Perche</text:p>
          </table:table-cell>
          <table:table-cell table:style-name="ce3" office:value-type="string" calcext:value-type="string">
            <text:p>Wip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46];&quot;/&quot;;[.B146])" office:value-type="string" office:string-value="https://osm.org/relation/3379632" calcext:value-type="string">
            <text:p>https://osm.org/relation/337963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9644" calcext:value-type="float">
            <text:p>3379644</text:p>
          </table:table-cell>
          <table:table-cell table:style-name="ce3" office:value-type="string" calcext:value-type="string">
            <text:p>Avenue Champ de Repos</text:p>
          </table:table-cell>
          <table:table-cell table:style-name="ce3" office:value-type="string" calcext:value-type="string">
            <text:p>Rustplaats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47];&quot;/&quot;;[.B147])" office:value-type="string" office:string-value="https://osm.org/relation/3379644" calcext:value-type="string">
            <text:p>https://osm.org/relation/337964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9646" calcext:value-type="float">
            <text:p>3379646</text:p>
          </table:table-cell>
          <table:table-cell table:style-name="ce3" office:value-type="string" calcext:value-type="string">
            <text:p>Rue de l'Équerre</text:p>
          </table:table-cell>
          <table:table-cell table:style-name="ce3" office:value-type="string" calcext:value-type="string">
            <text:p>Winkelhaak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48];&quot;/&quot;;[.B148])" office:value-type="string" office:string-value="https://osm.org/relation/3379646" calcext:value-type="string">
            <text:p>https://osm.org/relation/337964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9653" calcext:value-type="float">
            <text:p>3379653</text:p>
          </table:table-cell>
          <table:table-cell table:style-name="ce3" office:value-type="string" calcext:value-type="string">
            <text:p>Rue Frans Van Cutsem</text:p>
          </table:table-cell>
          <table:table-cell table:style-name="ce3" office:value-type="string" calcext:value-type="string">
            <text:p>Frans Van Cutsemstraat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/>
          <table:table-cell table:style-name="ce3" office:value-type="string" calcext:value-type="string">
            <text:p>Frans Van Cutsem, secrétaire communal d'Evere de 1890 à 1922</text:p>
          </table:table-cell>
          <table:table-cell table:style-name="ce9" table:formula="of:=CONCATENATE(&quot;https://osm.org/&quot;;[.A149];&quot;/&quot;;[.B149])" office:value-type="string" office:string-value="https://osm.org/relation/3379653" calcext:value-type="string">
            <text:p>https://osm.org/relation/337965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9654" calcext:value-type="float">
            <text:p>3379654</text:p>
          </table:table-cell>
          <table:table-cell table:style-name="ce3" office:value-type="string" calcext:value-type="string">
            <text:p>Rue du Biplan</text:p>
          </table:table-cell>
          <table:table-cell table:style-name="ce3" office:value-type="string" calcext:value-type="string">
            <text:p>Tweedekker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50];&quot;/&quot;;[.B150])" office:value-type="string" office:string-value="https://osm.org/relation/3379654" calcext:value-type="string">
            <text:p>https://osm.org/relation/337965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79697" calcext:value-type="float">
            <text:p>3379697</text:p>
          </table:table-cell>
          <table:table-cell table:number-columns-repeated="2" table:style-name="ce3" office:value-type="string" calcext:value-type="string">
            <text:p>Houtweg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51];&quot;/&quot;;[.B151])" office:value-type="string" office:string-value="https://osm.org/relation/3379697" calcext:value-type="string">
            <text:p>https://osm.org/relation/337969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80680" calcext:value-type="float">
            <text:p>3380680</text:p>
          </table:table-cell>
          <table:table-cell table:number-columns-repeated="2" table:style-name="ce3" office:value-type="string" calcext:value-type="string">
            <text:p>Houtweg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52];&quot;/&quot;;[.B152])" office:value-type="string" office:string-value="https://osm.org/relation/3380680" calcext:value-type="string">
            <text:p>https://osm.org/relation/338068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90151" calcext:value-type="float">
            <text:p>3390151</text:p>
          </table:table-cell>
          <table:table-cell table:style-name="ce3" office:value-type="string" calcext:value-type="string">
            <text:p>Avenue Jules Bordet</text:p>
          </table:table-cell>
          <table:table-cell table:style-name="ce3" office:value-type="string" calcext:value-type="string">
            <text:p>Jules Bordetlaan</text:p>
          </table:table-cell>
          <table:table-cell table:style-name="ce3" office:value-type="string" calcext:value-type="string">
            <text:p>Q211787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53];&quot;/&quot;;[.B153])" office:value-type="string" office:string-value="https://osm.org/relation/3390151" calcext:value-type="string">
            <text:p>https://osm.org/relation/339015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90154" calcext:value-type="float">
            <text:p>3390154</text:p>
          </table:table-cell>
          <table:table-cell table:style-name="ce3" office:value-type="string" calcext:value-type="string">
            <text:p>Rue de Strasbourg</text:p>
          </table:table-cell>
          <table:table-cell table:style-name="ce3" office:value-type="string" calcext:value-type="string">
            <text:p>Straatsburg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54];&quot;/&quot;;[.B154])" office:value-type="string" office:string-value="https://osm.org/relation/3390154" calcext:value-type="string">
            <text:p>https://osm.org/relation/339015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90158" calcext:value-type="float">
            <text:p>3390158</text:p>
          </table:table-cell>
          <table:table-cell table:style-name="ce3" office:value-type="string" calcext:value-type="string">
            <text:p>Rue du Planeur</text:p>
          </table:table-cell>
          <table:table-cell table:style-name="ce3" office:value-type="string" calcext:value-type="string">
            <text:p>Zweefvliegtuig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55];&quot;/&quot;;[.B155])" office:value-type="string" office:string-value="https://osm.org/relation/3390158" calcext:value-type="string">
            <text:p>https://osm.org/relation/339015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390166" calcext:value-type="float">
            <text:p>3390166</text:p>
          </table:table-cell>
          <table:table-cell table:style-name="ce3" office:value-type="string" calcext:value-type="string">
            <text:p>Rue de la Fusée</text:p>
          </table:table-cell>
          <table:table-cell table:style-name="ce3" office:value-type="string" calcext:value-type="string">
            <text:p>Raket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56];&quot;/&quot;;[.B156])" office:value-type="string" office:string-value="https://osm.org/relation/3390166" calcext:value-type="string">
            <text:p>https://osm.org/relation/339016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7294892" calcext:value-type="float">
            <text:p>7294892</text:p>
          </table:table-cell>
          <table:table-cell table:style-name="ce3" office:value-type="string" calcext:value-type="string">
            <text:p>Clos de la Glaisière</text:p>
          </table:table-cell>
          <table:table-cell table:style-name="ce3" office:value-type="string" calcext:value-type="string">
            <text:p>Leemputgaarde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57];&quot;/&quot;;[.B157])" office:value-type="string" office:string-value="https://osm.org/relation/7294892" calcext:value-type="string">
            <text:p>https://osm.org/relation/729489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9262462" calcext:value-type="float">
            <text:p>9262462</text:p>
          </table:table-cell>
          <table:table-cell table:style-name="ce3" office:value-type="string" calcext:value-type="string">
            <text:p>Clos des Compagnons Bâtisseurs</text:p>
          </table:table-cell>
          <table:table-cell table:style-name="ce3" office:value-type="string" calcext:value-type="string">
            <text:p>Bouwgezellenerf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58];&quot;/&quot;;[.B158])" office:value-type="string" office:string-value="https://osm.org/relation/9262462" calcext:value-type="string">
            <text:p>https://osm.org/relation/926246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Avenue Frans Courtens</text:p>
          </table:table-cell>
          <table:table-cell table:style-name="ce3" office:value-type="string" calcext:value-type="string">
            <text:p>Frans Courtenslaan</text:p>
          </table:table-cell>
          <table:table-cell table:style-name="ce3" office:value-type="string" calcext:value-type="string">
            <text:p>Q663721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59];&quot;,evere&quot;))" office:value-type="string" office:string-value="https://osm.org/search?query=Avenue Frans Courtens,evere" calcext:value-type="string">
            <text:p>https://osm.org/search?query=Avenue Frans Courtens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Avenue Jacques Georgin</text:p>
          </table:table-cell>
          <table:table-cell table:style-name="ce3" office:value-type="string" calcext:value-type="string">
            <text:p>Jacques Georginlaan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 table:style-name="ce3" office:value-type="string" calcext:value-type="string">
            <text:p>geen info</text:p>
          </table:table-cell>
          <table:table-cell table:style-name="ce3" office:value-type="string" calcext:value-type="string">
            <text:p>vermoord door extreem-rechtse Vlamingen</text:p>
          </table:table-cell>
          <table:table-cell table:style-name="ce10" table:formula="of:=HYPERLINK(CONCATENATE(&quot;https://osm.org/search?query=&quot;; [.C160];&quot;,evere&quot;))" office:value-type="string" office:string-value="https://osm.org/search?query=Avenue Jacques Georgin,evere" calcext:value-type="string">
            <text:p>https://osm.org/search?query=Avenue Jacques Georgin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Avenue Léonard Mommaerts</text:p>
          </table:table-cell>
          <table:table-cell table:style-name="ce3" office:value-type="string" calcext:value-type="string">
            <text:p>Leonard Mommaertslaan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 table:style-name="ce3" office:value-type="string" calcext:value-type="string">
            <text:p>geen info</text:p>
          </table:table-cell>
          <table:table-cell table:style-name="ce3" office:value-type="string" calcext:value-type="string">
            <text:p>ik vind niets</text:p>
          </table:table-cell>
          <table:table-cell table:style-name="ce10" table:formula="of:=HYPERLINK(CONCATENATE(&quot;https://osm.org/search?query=&quot;; [.C161];&quot;,evere&quot;))" office:value-type="string" office:string-value="https://osm.org/search?query=Avenue Léonard Mommaerts,evere" calcext:value-type="string">
            <text:p>https://osm.org/search?query=Avenue Léonard Mommaerts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Avenue Léopold III</text:p>
          </table:table-cell>
          <table:table-cell table:style-name="ce3" office:value-type="string" calcext:value-type="string">
            <text:p>Leopold III laan</text:p>
          </table:table-cell>
          <table:table-cell table:style-name="ce3" office:value-type="string" calcext:value-type="string">
            <text:p>Q12973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62];&quot;,evere&quot;))" office:value-type="string" office:string-value="https://osm.org/search?query=Avenue Léopold III,evere" calcext:value-type="string">
            <text:p>https://osm.org/search?query=Avenue Léopold III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Avenue Léopold III</text:p>
          </table:table-cell>
          <table:table-cell table:style-name="ce3" office:value-type="string" calcext:value-type="string">
            <text:p>Leopold III-laan</text:p>
          </table:table-cell>
          <table:table-cell table:style-name="ce3" office:value-type="string" calcext:value-type="string">
            <text:p>Q12973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63];&quot;,evere&quot;))" office:value-type="string" office:string-value="https://osm.org/search?query=Avenue Léopold III,evere" calcext:value-type="string">
            <text:p>https://osm.org/search?query=Avenue Léopold III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Avenue Monumentale</text:p>
          </table:table-cell>
          <table:table-cell table:number-columns-repeated="2"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64];&quot;,evere&quot;))" office:value-type="string" office:string-value="https://osm.org/search?query=Avenue Monumentale,evere" calcext:value-type="string">
            <text:p>https://osm.org/search?query=Avenue Monumentale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Avenue Notre-Dame</text:p>
          </table:table-cell>
          <table:table-cell table:style-name="ce3" office:value-type="string" calcext:value-type="string">
            <text:p>Onze Lieve Vrouwlaan</text:p>
          </table:table-cell>
          <table:table-cell table:style-name="ce3" office:value-type="string" calcext:value-type="string">
            <text:p>Q30015735</text:p>
          </table:table-cell>
          <table:table-cell table:style-name="ce3" table:content-validation-name="val1" office:value-type="string" calcext:value-type="string">
            <text:p>Femme/Vrouw</text:p>
          </table:table-cell>
          <table:table-cell table:number-columns-repeated="2"/>
          <table:table-cell table:style-name="ce10" table:formula="of:=HYPERLINK(CONCATENATE(&quot;https://osm.org/search?query=&quot;; [.C165];&quot;,evere&quot;))" office:value-type="string" office:string-value="https://osm.org/search?query=Avenue Notre-Dame,evere" calcext:value-type="string">
            <text:p>https://osm.org/search?query=Avenue Notre-Dame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Avenue de Bâle</text:p>
          </table:table-cell>
          <table:table-cell table:style-name="ce3" office:value-type="string" calcext:value-type="string">
            <text:p>Bazellaan</text:p>
          </table:table-cell>
          <table:table-cell table:style-name="ce4"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66];&quot;,evere&quot;))" office:value-type="string" office:string-value="https://osm.org/search?query=Avenue de Bâle,evere" calcext:value-type="string">
            <text:p>https://osm.org/search?query=Avenue de Bâle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Avenue de Croydon</text:p>
          </table:table-cell>
          <table:table-cell table:style-name="ce3" office:value-type="string" calcext:value-type="string">
            <text:p>Croydon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67];&quot;,evere&quot;))" office:value-type="string" office:string-value="https://osm.org/search?query=Avenue de Croydon,evere" calcext:value-type="string">
            <text:p>https://osm.org/search?query=Avenue de Croydon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Avenue de Schiphol</text:p>
          </table:table-cell>
          <table:table-cell table:style-name="ce3" office:value-type="string" calcext:value-type="string">
            <text:p>Schiphol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68];&quot;,evere&quot;))" office:value-type="string" office:string-value="https://osm.org/search?query=Avenue de Schiphol,evere" calcext:value-type="string">
            <text:p>https://osm.org/search?query=Avenue de Schiphol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Avenue de l'Expressionnisme</text:p>
          </table:table-cell>
          <table:table-cell table:style-name="ce3" office:value-type="string" calcext:value-type="string">
            <text:p>Expressionnisme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69];&quot;,evere&quot;))" office:value-type="string" office:string-value="https://osm.org/search?query=Avenue de l'Expressionnisme,evere" calcext:value-type="string">
            <text:p>https://osm.org/search?query=Avenue de l'Expressionnisme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Avenue du Bourget</text:p>
          </table:table-cell>
          <table:table-cell table:style-name="ce3" office:value-type="string" calcext:value-type="string">
            <text:p>Bourgetlaan</text:p>
          </table:table-cell>
          <table:table-cell/>
          <table:table-cell table:content-validation-name="val1"/>
          <table:table-cell table:style-name="ce3" office:value-type="string" calcext:value-type="string">
            <text:p>no info</text:p>
          </table:table-cell>
          <table:table-cell table:style-name="ce3" office:value-type="string" calcext:value-type="string">
            <text:p>no data found</text:p>
          </table:table-cell>
          <table:table-cell table:style-name="ce10" table:formula="of:=HYPERLINK(CONCATENATE(&quot;https://osm.org/search?query=&quot;; [.C170];&quot;,evere&quot;))" office:value-type="string" office:string-value="https://osm.org/search?query=Avenue du Bourget,evere" calcext:value-type="string">
            <text:p>https://osm.org/search?query=Avenue du Bourget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Chemin de la Frise</text:p>
          </table:table-cell>
          <table:table-cell table:style-name="ce3" office:value-type="string" calcext:value-type="string">
            <text:p>Frieslandweg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71];&quot;,evere&quot;))" office:value-type="string" office:string-value="https://osm.org/search?query=Chemin de la Frise,evere" calcext:value-type="string">
            <text:p>https://osm.org/search?query=Chemin de la Frise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Clos de l'Oasis</text:p>
          </table:table-cell>
          <table:table-cell table:style-name="ce3" office:value-type="string" calcext:value-type="string">
            <text:p>Oasebinnenhof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72];&quot;,evere&quot;))" office:value-type="string" office:string-value="https://osm.org/search?query=Clos de l'Oasis,evere" calcext:value-type="string">
            <text:p>https://osm.org/search?query=Clos de l'Oasis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Clos des Briquetiers</text:p>
          </table:table-cell>
          <table:table-cell table:style-name="ce3" office:value-type="string" calcext:value-type="string">
            <text:p>Steenbakkerserf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73];&quot;,evere&quot;))" office:value-type="string" office:string-value="https://osm.org/search?query=Clos des Briquetiers,evere" calcext:value-type="string">
            <text:p>https://osm.org/search?query=Clos des Briquetiers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Grande Avenue</text:p>
          </table:table-cell>
          <table:table-cell table:number-columns-repeated="2"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74];&quot;,evere&quot;))" office:value-type="string" office:string-value="https://osm.org/search?query=Grande Avenue,evere" calcext:value-type="string">
            <text:p>https://osm.org/search?query=Grande Avenue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Avenue Franz Guillaume</text:p>
          </table:table-cell>
          <table:table-cell table:style-name="ce3" office:value-type="string" calcext:value-type="string">
            <text:p>Franz Guillaumelaan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 table:style-name="ce3" office:value-type="string" calcext:value-type="string">
            <text:p>no info</text:p>
            <text:p/>
          </table:table-cell>
          <table:table-cell table:style-name="ce3" office:value-type="string" calcext:value-type="string">
            <text:p>burgemeester</text:p>
            <text:p/>
          </table:table-cell>
          <table:table-cell table:style-name="ce10" table:formula="of:=HYPERLINK(CONCATENATE(&quot;https://osm.org/search?query=&quot;; [.C175];&quot;,evere&quot;))" office:value-type="string" office:string-value="https://osm.org/search?query=Avenue Franz Guillaume,evere" calcext:value-type="string">
            <text:p>https://osm.org/search?query=Avenue Franz Guillaume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number-columns-repeated="2" table:style-name="ce3" office:value-type="string" calcext:value-type="string">
            <text:p>Hertogswegel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76];&quot;,evere&quot;))" office:value-type="string" office:string-value="https://osm.org/search?query=Hertogswegel,evere" calcext:value-type="string">
            <text:p>https://osm.org/search?query=Hertogswegel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Avenue du Pentathlon</text:p>
          </table:table-cell>
          <table:table-cell table:style-name="ce3" office:value-type="string" calcext:value-type="string">
            <text:p>Pentathlonlaan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77];&quot;,evere&quot;))" office:value-type="string" office:string-value="https://osm.org/search?query=Avenue du Pentathlon,evere" calcext:value-type="string">
            <text:p>https://osm.org/search?query=Avenue du Pentathlon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Place Jean De Paduwa</text:p>
          </table:table-cell>
          <table:table-cell table:style-name="ce3" office:value-type="string" calcext:value-type="string">
            <text:p>Jan De Paduwaplaats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 table:style-name="ce3" office:value-type="string" calcext:value-type="string">
            <text:p>no info</text:p>
          </table:table-cell>
          <table:table-cell table:style-name="ce3" office:value-type="string" calcext:value-type="string">
            <text:p>ik vind niets</text:p>
          </table:table-cell>
          <table:table-cell table:style-name="ce10" table:formula="of:=HYPERLINK(CONCATENATE(&quot;https://osm.org/search?query=&quot;; [.C178];&quot;,evere&quot;))" office:value-type="string" office:string-value="https://osm.org/search?query=Place Jean De Paduwa,evere" calcext:value-type="string">
            <text:p>https://osm.org/search?query=Place Jean De Paduwa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Place Salvador Allende</text:p>
          </table:table-cell>
          <table:table-cell table:style-name="ce3" office:value-type="string" calcext:value-type="string">
            <text:p>Salvador Allendeplein</text:p>
          </table:table-cell>
          <table:table-cell table:style-name="ce3" office:value-type="float" office:value="440" calcext:value-type="float">
            <text:p>440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79];&quot;,evere&quot;))" office:value-type="string" office:string-value="https://osm.org/search?query=Place Salvador Allende,evere" calcext:value-type="string">
            <text:p>https://osm.org/search?query=Place Salvador Allende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Promenade P. L. Vrijdags</text:p>
          </table:table-cell>
          <table:table-cell table:style-name="ce3" office:value-type="string" calcext:value-type="string">
            <text:p>P. L. Vrijdagsvandelweg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80];&quot;,evere&quot;))" office:value-type="string" office:string-value="https://osm.org/search?query=Promenade P. L. Vrijdags,evere" calcext:value-type="string">
            <text:p>https://osm.org/search?query=Promenade P. L. Vrijdags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ond-point des Allemands</text:p>
          </table:table-cell>
          <table:table-cell table:number-columns-repeated="2"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81];&quot;,evere&quot;))" office:value-type="string" office:string-value="https://osm.org/search?query=Rond-point des Allemands,evere" calcext:value-type="string">
            <text:p>https://osm.org/search?query=Rond-point des Allemands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ond-point des Alliés</text:p>
          </table:table-cell>
          <table:table-cell table:number-columns-repeated="2"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82];&quot;,evere&quot;))" office:value-type="string" office:string-value="https://osm.org/search?query=Rond-point des Alliés,evere" calcext:value-type="string">
            <text:p>https://osm.org/search?query=Rond-point des Alliés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ond-point des bourgmestres</text:p>
          </table:table-cell>
          <table:table-cell table:style-name="ce3" office:value-type="string" calcext:value-type="string">
            <text:p>Rond Punt der Burgemeesters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83];&quot;,evere&quot;))" office:value-type="string" office:string-value="https://osm.org/search?query=Rond-point des bourgmestres,evere" calcext:value-type="string">
            <text:p>https://osm.org/search?query=Rond-point des bourgmestres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ond-point du Nord</text:p>
          </table:table-cell>
          <table:table-cell table:number-columns-repeated="2"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84];&quot;,evere&quot;))" office:value-type="string" office:string-value="https://osm.org/search?query=Rond-point du Nord,evere" calcext:value-type="string">
            <text:p>https://osm.org/search?query=Rond-point du Nord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Alphonse Vande Maele</text:p>
          </table:table-cell>
          <table:table-cell table:style-name="ce3" office:value-type="string" calcext:value-type="string">
            <text:p>Alfons Vande Maelestraat</text:p>
          </table:table-cell>
          <table:table-cell/>
          <table:table-cell table:style-name="ce3" table:content-validation-name="val1" office:value-type="string" calcext:value-type="string">
            <text:p>Homme/Man</text:p>
          </table:table-cell>
          <table:table-cell table:style-name="ce3" office:value-type="string" calcext:value-type="string">
            <text:p>pas de Wikidata ni Wikipedia</text:p>
          </table:table-cell>
          <table:table-cell table:style-name="ce3" office:value-type="string" calcext:value-type="string">
            <text:p>dichter?</text:p>
          </table:table-cell>
          <table:table-cell table:style-name="ce10" table:formula="of:=HYPERLINK(CONCATENATE(&quot;https://osm.org/search?query=&quot;; [.C185];&quot;,evere&quot;))" office:value-type="string" office:string-value="https://osm.org/search?query=Rue Alphonse Vande Maele,evere" calcext:value-type="string">
            <text:p>https://osm.org/search?query=Rue Alphonse Vande Maele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François Van Assche</text:p>
          </table:table-cell>
          <table:table-cell table:style-name="ce3" office:value-type="string" calcext:value-type="string">
            <text:p>Frans Van Asschestraat</text:p>
          </table:table-cell>
          <table:table-cell table:style-name="ce3" office:value-type="string" calcext:value-type="string">
            <text:p>-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7" office:value-type="string" calcext:value-type="string">
            <text:p><text:a xlink:href="https://fr.wikipedia.org/wiki/Rue_Fran%C3%A7ois_Van_Assche" xlink:type="simple">https://fr.wikipedia.org/wiki/Rue_Fran%C3%A7ois_Van_Assche</text:a></text:p>
          </table:table-cell>
          <table:table-cell/>
          <table:table-cell table:style-name="ce10" table:formula="of:=HYPERLINK(CONCATENATE(&quot;https://osm.org/search?query=&quot;; [.C186];&quot;,evere&quot;))" office:value-type="string" office:string-value="https://osm.org/search?query=Rue François Van Assche,evere" calcext:value-type="string">
            <text:p>https://osm.org/search?query=Rue François Van Assche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Guillaume Van Laethem</text:p>
          </table:table-cell>
          <table:table-cell table:style-name="ce3" office:value-type="string" calcext:value-type="string">
            <text:p>Willem Van Laethemstraat</text:p>
          </table:table-cell>
          <table:table-cell table:style-name="ce3" office:value-type="string" calcext:value-type="string">
            <text:p>-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3" office:value-type="string" calcext:value-type="string">
            <text:p>pas de Wikidata ni Wikipedia</text:p>
          </table:table-cell>
          <table:table-cell/>
          <table:table-cell table:style-name="ce10" table:formula="of:=HYPERLINK(CONCATENATE(&quot;https://osm.org/search?query=&quot;; [.C187];&quot;,evere&quot;))" office:value-type="string" office:string-value="https://osm.org/search?query=Rue Guillaume Van Laethem,evere" calcext:value-type="string">
            <text:p>https://osm.org/search?query=Rue Guillaume Van Laethem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Jean-Baptiste Desmeth</text:p>
          </table:table-cell>
          <table:table-cell table:style-name="ce3" office:value-type="string" calcext:value-type="string">
            <text:p>Jan-Baptist Desmethstraat</text:p>
          </table:table-cell>
          <table:table-cell table:style-name="ce3" office:value-type="string" calcext:value-type="string">
            <text:p>-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3" office:value-type="string" calcext:value-type="string">
            <text:p>pas de Wikidata ni Wikipedia</text:p>
          </table:table-cell>
          <table:table-cell/>
          <table:table-cell table:style-name="ce10" table:formula="of:=HYPERLINK(CONCATENATE(&quot;https://osm.org/search?query=&quot;; [.C188];&quot;,evere&quot;))" office:value-type="string" office:string-value="https://osm.org/search?query=Rue Jean-Baptiste Desmeth,evere" calcext:value-type="string">
            <text:p>https://osm.org/search?query=Rue Jean-Baptiste Desmeth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Leekaerts</text:p>
          </table:table-cell>
          <table:table-cell table:style-name="ce3" office:value-type="string" calcext:value-type="string">
            <text:p>Leekaertsstraat</text:p>
          </table:table-cell>
          <table:table-cell table:style-name="ce3" office:value-type="string" calcext:value-type="string">
            <text:p>-</text:p>
          </table:table-cell>
          <table:table-cell table:content-validation-name="val1"/>
          <table:table-cell table:style-name="ce3" office:value-type="string" calcext:value-type="string">
            <text:p>pas de Wikidata ni Wikipedia</text:p>
          </table:table-cell>
          <table:table-cell table:style-name="ce3" office:value-type="string" calcext:value-type="string">
            <text:p>?</text:p>
          </table:table-cell>
          <table:table-cell table:style-name="ce10" table:formula="of:=HYPERLINK(CONCATENATE(&quot;https://osm.org/search?query=&quot;; [.C189];&quot;,evere&quot;))" office:value-type="string" office:string-value="https://osm.org/search?query=Rue Leekaerts,evere" calcext:value-type="string">
            <text:p>https://osm.org/search?query=Rue Leekaerts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Virginie Plas</text:p>
          </table:table-cell>
          <table:table-cell table:style-name="ce3" office:value-type="string" calcext:value-type="string">
            <text:p>Virginie Plasstraat</text:p>
          </table:table-cell>
          <table:table-cell table:style-name="ce3" office:value-type="string" calcext:value-type="string">
            <text:p>Q84347503</text:p>
          </table:table-cell>
          <table:table-cell table:style-name="ce3" table:content-validation-name="val1" office:value-type="string" calcext:value-type="string">
            <text:p>Femme/Vrouw</text:p>
          </table:table-cell>
          <table:table-cell table:number-columns-repeated="2"/>
          <table:table-cell table:style-name="ce10" table:formula="of:=HYPERLINK(CONCATENATE(&quot;https://osm.org/search?query=&quot;; [.C190];&quot;,evere&quot;))" office:value-type="string" office:string-value="https://osm.org/search?query=Rue Virginie Plas,evere" calcext:value-type="string">
            <text:p>https://osm.org/search?query=Rue Virginie Plas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Willy Van Der Meeren</text:p>
          </table:table-cell>
          <table:table-cell table:style-name="ce3" office:value-type="string" calcext:value-type="string">
            <text:p>Willy Van Der Meerenstraat</text:p>
          </table:table-cell>
          <table:table-cell table:style-name="ce3" office:value-type="string" calcext:value-type="string">
            <text:p>Q2299826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91];&quot;,evere&quot;))" office:value-type="string" office:string-value="https://osm.org/search?query=Rue Willy Van Der Meeren,evere" calcext:value-type="string">
            <text:p>https://osm.org/search?query=Rue Willy Van Der Meeren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'Evere</text:p>
          </table:table-cell>
          <table:table-cell table:style-name="ce3" office:value-type="string" calcext:value-type="string">
            <text:p>Everse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92];&quot;,evere&quot;))" office:value-type="string" office:string-value="https://osm.org/search?query=Rue d'Evere,evere" calcext:value-type="string">
            <text:p>https://osm.org/search?query=Rue d'Evere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e l'Arbre Unique</text:p>
          </table:table-cell>
          <table:table-cell table:style-name="ce3" office:value-type="string" calcext:value-type="string">
            <text:p>Eenboom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93];&quot;,evere&quot;))" office:value-type="string" office:string-value="https://osm.org/search?query=Rue de l'Arbre Unique,evere" calcext:value-type="string">
            <text:p>https://osm.org/search?query=Rue de l'Arbre Unique,eve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ay</text:p>
          </table:table-cell>
          <table:table-cell/>
          <table:table-cell table:style-name="ce3" office:value-type="string" calcext:value-type="string">
            <text:p>Rue de l'Aéronef</text:p>
          </table:table-cell>
          <table:table-cell table:style-name="ce3" office:value-type="string" calcext:value-type="string">
            <text:p>Luchtschipstraat</text:p>
          </table:table-cell>
          <table:table-cell/>
          <table:table-cell table:style-name="ce3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94];&quot;,evere&quot;))" office:value-type="string" office:string-value="https://osm.org/search?query=Rue de l'Aéronef,evere" calcext:value-type="string">
            <text:p>https://osm.org/search?query=Rue de l'Aéronef,evere</text:p>
          </table:table-cell>
          <table:table-cell table:number-columns-repeated="1015"/>
        </table:table-row>
        <table:table-row table:style-name="ro2" table:number-rows-repeated="806">
          <table:table-cell table:number-columns-repeated="5"/>
          <table:table-cell table:content-validation-name="val1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vere" style:display-name="PageStyle_eve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42" meta:object-count="0"/>
    <meta:generator>LibreOfficeDev/6.0.5.2$Linux_X86_64 LibreOffice_project/</meta:generator>
  </office:meta>
</office:document-meta>
</file>